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006750" table:style-name="ce5">
            <text:p>9.006.750</text:p>
          </table:table-cell>
          <table:table-cell office:value-type="float" office:value="1853500" table:style-name="ce5">
            <text:p>1.853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3191500" table:style-name="ce6">
            <text:p>13.191.500</text:p>
          </table:table-cell>
          <table:table-cell office:value-type="float" office:value="12102296" table:style-name="ce6">
            <text:p>12.102.296</text:p>
          </table:table-cell>
          <table:table-cell office:value-type="percentage" office:value="0.91743137626501914" table:style-name="ce7">
            <text:p>91,7%</text:p>
          </table:table-cell>
          <table:table-cell office:value-type="float" office:value="6592291" table:style-name="ce5">
            <text:p>6.592.291</text:p>
          </table:table-cell>
          <table:table-cell office:value-type="float" office:value="6134268" table:style-name="ce5">
            <text:p>6.134.268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461645" table:style-name="ce5">
            <text:p>1.461.645</text:p>
          </table:table-cell>
          <table:table-cell office:value-type="float" office:value="249400" table:style-name="ce5">
            <text:p>249.4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040845" table:style-name="ce6">
            <text:p>2.040.845</text:p>
          </table:table-cell>
          <table:table-cell office:value-type="float" office:value="1895905" table:style-name="ce6">
            <text:p>1.895.905</text:p>
          </table:table-cell>
          <table:table-cell office:value-type="percentage" office:value="0.92898039782541053" table:style-name="ce7">
            <text:p>92,9%</text:p>
          </table:table-cell>
          <table:table-cell office:value-type="float" office:value="1038774" table:style-name="ce5">
            <text:p>1.038.774</text:p>
          </table:table-cell>
          <table:table-cell office:value-type="float" office:value="975217" table:style-name="ce5">
            <text:p>975.217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163885" table:style-name="ce5">
            <text:p>1.163.885</text:p>
          </table:table-cell>
          <table:table-cell office:value-type="float" office:value="157500" table:style-name="ce5">
            <text:p>157.5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606985" table:style-name="ce6">
            <text:p>1.606.985</text:p>
          </table:table-cell>
          <table:table-cell office:value-type="float" office:value="1606231" table:style-name="ce6">
            <text:p>1.606.231</text:p>
          </table:table-cell>
          <table:table-cell office:value-type="percentage" office:value="0.99953079835841652" table:style-name="ce7">
            <text:p>100,0%</text:p>
          </table:table-cell>
          <table:table-cell office:value-type="float" office:value="860325" table:style-name="ce5">
            <text:p>860.325</text:p>
          </table:table-cell>
          <table:table-cell office:value-type="float" office:value="816015" table:style-name="ce5">
            <text:p>816.015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31200" table:style-name="ce5">
            <text:p>1.231.200</text:p>
          </table:table-cell>
          <table:table-cell office:value-type="float" office:value="287000" table:style-name="ce5">
            <text:p>287.0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837000" table:style-name="ce6">
            <text:p>1.837.000</text:p>
          </table:table-cell>
          <table:table-cell office:value-type="float" office:value="1525417" table:style-name="ce6">
            <text:p>1.525.417</text:p>
          </table:table-cell>
          <table:table-cell office:value-type="percentage" office:value="0.83038486663037558" table:style-name="ce7">
            <text:p>83,0%</text:p>
          </table:table-cell>
          <table:table-cell office:value-type="float" office:value="825990" table:style-name="ce5">
            <text:p>825.990</text:p>
          </table:table-cell>
          <table:table-cell office:value-type="float" office:value="785961" table:style-name="ce5">
            <text:p>785.961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247540" table:style-name="ce5">
            <text:p>2.247.540</text:p>
          </table:table-cell>
          <table:table-cell office:value-type="float" office:value="529800" table:style-name="ce5">
            <text:p>529.8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414690" table:style-name="ce6">
            <text:p>3.414.690</text:p>
          </table:table-cell>
          <table:table-cell office:value-type="float" office:value="3017355" table:style-name="ce6">
            <text:p>3.017.355</text:p>
          </table:table-cell>
          <table:table-cell office:value-type="percentage" office:value="0.88363951046800737" table:style-name="ce7">
            <text:p>88,4%</text:p>
          </table:table-cell>
          <table:table-cell office:value-type="float" office:value="1632809" table:style-name="ce5">
            <text:p>1.632.809</text:p>
          </table:table-cell>
          <table:table-cell office:value-type="float" office:value="1543292" table:style-name="ce5">
            <text:p>1.543.292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45405" table:style-name="ce5">
            <text:p>645.405</text:p>
          </table:table-cell>
          <table:table-cell office:value-type="float" office:value="104000" table:style-name="ce5">
            <text:p>104.0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899555" table:style-name="ce6">
            <text:p>899.555</text:p>
          </table:table-cell>
          <table:table-cell office:value-type="float" office:value="835371" table:style-name="ce6">
            <text:p>835.371</text:p>
          </table:table-cell>
          <table:table-cell office:value-type="percentage" office:value="0.92864916542068021" table:style-name="ce7">
            <text:p>92,9%</text:p>
          </table:table-cell>
          <table:table-cell office:value-type="float" office:value="458903" table:style-name="ce5">
            <text:p>458.903</text:p>
          </table:table-cell>
          <table:table-cell office:value-type="float" office:value="411571" table:style-name="ce5">
            <text:p>411.571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732835" table:style-name="ce5">
            <text:p>2.732.835</text:p>
          </table:table-cell>
          <table:table-cell office:value-type="float" office:value="386000" table:style-name="ce5">
            <text:p>386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746085" table:style-name="ce6">
            <text:p>3.746.085</text:p>
          </table:table-cell>
          <table:table-cell office:value-type="float" office:value="3546678" table:style-name="ce6">
            <text:p>3.546.678</text:p>
          </table:table-cell>
          <table:table-cell office:value-type="percentage" office:value="0.94676922707306432" table:style-name="ce7">
            <text:p>94,7%</text:p>
          </table:table-cell>
          <table:table-cell office:value-type="float" office:value="1943844" table:style-name="ce5">
            <text:p>1.943.844</text:p>
          </table:table-cell>
          <table:table-cell office:value-type="float" office:value="1791464" table:style-name="ce5">
            <text:p>1.791.464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07655" table:style-name="ce5">
            <text:p>2.207.655</text:p>
          </table:table-cell>
          <table:table-cell office:value-type="float" office:value="406300" table:style-name="ce5">
            <text:p>406.3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127030" table:style-name="ce6">
            <text:p>3.127.030</text:p>
          </table:table-cell>
          <table:table-cell office:value-type="float" office:value="2855464" table:style-name="ce6">
            <text:p>2.855.464</text:p>
          </table:table-cell>
          <table:table-cell office:value-type="percentage" office:value="0.91315529432080922" table:style-name="ce7">
            <text:p>91,3%</text:p>
          </table:table-cell>
          <table:table-cell office:value-type="float" office:value="1576250" table:style-name="ce5">
            <text:p>1.576.250</text:p>
          </table:table-cell>
          <table:table-cell office:value-type="float" office:value="1437499" table:style-name="ce5">
            <text:p>1.437.499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439500" table:style-name="ce5">
            <text:p>439.500</text:p>
          </table:table-cell>
          <table:table-cell office:value-type="float" office:value="11927160" table:style-name="ce6">
            <text:p>11.927.160</text:p>
          </table:table-cell>
          <table:table-cell office:value-type="float" office:value="10373292" table:style-name="ce6">
            <text:p>10.373.292</text:p>
          </table:table-cell>
          <table:table-cell office:value-type="percentage" office:value="0.86972020162385677" table:style-name="ce7">
            <text:p>87,0%</text:p>
          </table:table-cell>
          <table:table-cell office:value-type="float" office:value="5672345" table:style-name="ce5">
            <text:p>5.672.345</text:p>
          </table:table-cell>
          <table:table-cell office:value-type="float" office:value="5307685" table:style-name="ce5">
            <text:p>5.307.685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540140" table:style-name="ce5">
            <text:p>5.540.140</text:p>
          </table:table-cell>
          <table:table-cell office:value-type="float" office:value="1106200" table:style-name="ce5">
            <text:p>1.106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860390" table:style-name="ce6">
            <text:p>7.860.390</text:p>
          </table:table-cell>
          <table:table-cell office:value-type="float" office:value="7171825" table:style-name="ce6">
            <text:p>7.171.825</text:p>
          </table:table-cell>
          <table:table-cell office:value-type="percentage" office:value="0.91240065696485795" table:style-name="ce7">
            <text:p>91,2%</text:p>
          </table:table-cell>
          <table:table-cell office:value-type="float" office:value="3979856" table:style-name="ce5">
            <text:p>3.979.856</text:p>
          </table:table-cell>
          <table:table-cell office:value-type="float" office:value="3630720" table:style-name="ce5">
            <text:p>3.630.720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173005" table:style-name="ce5">
            <text:p>1.173.005</text:p>
          </table:table-cell>
          <table:table-cell office:value-type="float" office:value="197400" table:style-name="ce5">
            <text:p>197.4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08155" table:style-name="ce6">
            <text:p>1.608.155</text:p>
          </table:table-cell>
          <table:table-cell office:value-type="float" office:value="1605476" table:style-name="ce6">
            <text:p>1.605.476</text:p>
          </table:table-cell>
          <table:table-cell office:value-type="percentage" office:value="0.99833411580351394" table:style-name="ce7">
            <text:p>99,8%</text:p>
          </table:table-cell>
          <table:table-cell office:value-type="float" office:value="881997" table:style-name="ce5">
            <text:p>881.997</text:p>
          </table:table-cell>
          <table:table-cell office:value-type="float" office:value="806295" table:style-name="ce5">
            <text:p>806.295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004675" table:style-name="ce5">
            <text:p>3.004.675</text:p>
          </table:table-cell>
          <table:table-cell office:value-type="float" office:value="458600" table:style-name="ce5">
            <text:p>458.600</text:p>
          </table:table-cell>
          <table:table-cell office:value-type="float" office:value="573400" table:style-name="ce5">
            <text:p>573.400</text:p>
          </table:table-cell>
          <table:table-cell office:value-type="float" office:value="131800" table:style-name="ce5">
            <text:p>131.800</text:p>
          </table:table-cell>
          <table:table-cell office:value-type="float" office:value="4168475" table:style-name="ce6">
            <text:p>4.168.475</text:p>
          </table:table-cell>
          <table:table-cell office:value-type="float" office:value="4127117" table:style-name="ce6">
            <text:p>4.127.117</text:p>
          </table:table-cell>
          <table:table-cell office:value-type="percentage" office:value="0.99007838598048448" table:style-name="ce7">
            <text:p>99,0%</text:p>
          </table:table-cell>
          <table:table-cell office:value-type="float" office:value="2243769" table:style-name="ce5">
            <text:p>2.243.769</text:p>
          </table:table-cell>
          <table:table-cell office:value-type="float" office:value="2071661" table:style-name="ce5">
            <text:p>2.071.661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58085" table:style-name="ce5">
            <text:p>358.085</text:p>
          </table:table-cell>
          <table:table-cell office:value-type="float" office:value="61400" table:style-name="ce5">
            <text:p>61.4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487985" table:style-name="ce6">
            <text:p>487.985</text:p>
          </table:table-cell>
          <table:table-cell office:value-type="float" office:value="448331" table:style-name="ce6">
            <text:p>448.331</text:p>
          </table:table-cell>
          <table:table-cell office:value-type="percentage" office:value="0.9187393055114399" table:style-name="ce7">
            <text:p>91,9%</text:p>
          </table:table-cell>
          <table:table-cell office:value-type="float" office:value="251499" table:style-name="ce5">
            <text:p>251.499</text:p>
          </table:table-cell>
          <table:table-cell office:value-type="float" office:value="229414" table:style-name="ce5">
            <text:p>229.414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362729" table:style-name="ce5">
            <text:p>7.362.729</text:p>
          </table:table-cell>
          <table:table-cell office:value-type="float" office:value="1514600" table:style-name="ce5">
            <text:p>1.514.600</text:p>
          </table:table-cell>
          <table:table-cell office:value-type="float" office:value="1227000" table:style-name="ce5">
            <text:p>1.227.000</text:p>
          </table:table-cell>
          <table:table-cell office:value-type="float" office:value="381450" table:style-name="ce5">
            <text:p>381.450</text:p>
          </table:table-cell>
          <table:table-cell office:value-type="float" office:value="10485779" table:style-name="ce6">
            <text:p>10.485.779</text:p>
          </table:table-cell>
          <table:table-cell office:value-type="float" office:value="9115307" table:style-name="ce6">
            <text:p>9.115.307</text:p>
          </table:table-cell>
          <table:table-cell office:value-type="percentage" office:value="0.86930184204721461" table:style-name="ce7">
            <text:p>86,9%</text:p>
          </table:table-cell>
          <table:table-cell office:value-type="float" office:value="5119871" table:style-name="ce5">
            <text:p>5.119.871</text:p>
          </table:table-cell>
          <table:table-cell office:value-type="float" office:value="4649698" table:style-name="ce5">
            <text:p>4.649.698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34045" table:style-name="ce5">
            <text:p>1.634.045</text:p>
          </table:table-cell>
          <table:table-cell office:value-type="float" office:value="368000" table:style-name="ce5">
            <text:p>36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88100" table:style-name="ce5">
            <text:p>88.100</text:p>
          </table:table-cell>
          <table:table-cell office:value-type="float" office:value="2343245" table:style-name="ce6">
            <text:p>2.343.245</text:p>
          </table:table-cell>
          <table:table-cell office:value-type="float" office:value="2103109" table:style-name="ce6">
            <text:p>2.103.109</text:p>
          </table:table-cell>
          <table:table-cell office:value-type="percentage" office:value="0.89751989228612461" table:style-name="ce7">
            <text:p>89,8%</text:p>
          </table:table-cell>
          <table:table-cell office:value-type="float" office:value="1152167" table:style-name="ce5">
            <text:p>1.152.167</text:p>
          </table:table-cell>
          <table:table-cell office:value-type="float" office:value="1068563" table:style-name="ce5">
            <text:p>1.068.563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10925" table:style-name="ce5">
            <text:p>710.925</text:p>
          </table:table-cell>
          <table:table-cell office:value-type="float" office:value="138400" table:style-name="ce5">
            <text:p>138.400</text:p>
          </table:table-cell>
          <table:table-cell office:value-type="float" office:value="136600" table:style-name="ce5">
            <text:p>136.600</text:p>
          </table:table-cell>
          <table:table-cell office:value-type="float" office:value="32750" table:style-name="ce5">
            <text:p>32.750</text:p>
          </table:table-cell>
          <table:table-cell office:value-type="float" office:value="1018675" table:style-name="ce6">
            <text:p>1.018.675</text:p>
          </table:table-cell>
          <table:table-cell office:value-type="float" office:value="924722" table:style-name="ce6">
            <text:p>924.722</text:p>
          </table:table-cell>
          <table:table-cell office:value-type="percentage" office:value="0.90776940633666281" table:style-name="ce7">
            <text:p>90,8%</text:p>
          </table:table-cell>
          <table:table-cell office:value-type="float" office:value="509376" table:style-name="ce5">
            <text:p>509.376</text:p>
          </table:table-cell>
          <table:table-cell office:value-type="float" office:value="474366" table:style-name="ce5">
            <text:p>474.366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06510" table:style-name="ce5">
            <text:p>2.406.510</text:p>
          </table:table-cell>
          <table:table-cell office:value-type="float" office:value="470200" table:style-name="ce5">
            <text:p>470.2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431760" table:style-name="ce6">
            <text:p>3.431.760</text:p>
          </table:table-cell>
          <table:table-cell office:value-type="float" office:value="3156686" table:style-name="ce6">
            <text:p>3.156.686</text:p>
          </table:table-cell>
          <table:table-cell office:value-type="percentage" office:value="0.91984462782945198" table:style-name="ce7">
            <text:p>92,0%</text:p>
          </table:table-cell>
          <table:table-cell office:value-type="float" office:value="1748723" table:style-name="ce5">
            <text:p>1.748.723</text:p>
          </table:table-cell>
          <table:table-cell office:value-type="float" office:value="1612942" table:style-name="ce5">
            <text:p>1.612.942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2070" table:style-name="ce5">
            <text:p>92.070</text:p>
          </table:table-cell>
          <table:table-cell office:value-type="float" office:value="21000" table:style-name="ce5">
            <text:p>21.0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35320" table:style-name="ce6">
            <text:p>135.320</text:p>
          </table:table-cell>
          <table:table-cell office:value-type="float" office:value="104608" table:style-name="ce6">
            <text:p>104.608</text:p>
          </table:table-cell>
          <table:table-cell office:value-type="percentage" office:value="0.77304167898315101" table:style-name="ce7">
            <text:p>77,3%</text:p>
          </table:table-cell>
          <table:table-cell office:value-type="float" office:value="58046" table:style-name="ce5">
            <text:p>58.046</text:p>
          </table:table-cell>
          <table:table-cell office:value-type="float" office:value="53265" table:style-name="ce5">
            <text:p>53.265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3240" table:style-name="ce5">
            <text:p>93.240</text:p>
          </table:table-cell>
          <table:table-cell office:value-type="float" office:value="22100" table:style-name="ce5">
            <text:p>22.1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36190" table:style-name="ce6">
            <text:p>136.190</text:p>
          </table:table-cell>
          <table:table-cell office:value-type="float" office:value="96593" table:style-name="ce6">
            <text:p>96.593</text:p>
          </table:table-cell>
          <table:table-cell office:value-type="percentage" office:value="0.70925178060063143" table:style-name="ce7">
            <text:p>70,9%</text:p>
          </table:table-cell>
          <table:table-cell office:value-type="float" office:value="54529" table:style-name="ce5">
            <text:p>54.529</text:p>
          </table:table-cell>
          <table:table-cell office:value-type="float" office:value="50873" table:style-name="ce5">
            <text:p>50.873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3468" table:style-name="ce6">
            <text:p>213.468</text:p>
          </table:table-cell>
          <table:table-cell office:value-type="float" office:value="171468" table:style-name="ce6">
            <text:p>171.468</text:p>
          </table:table-cell>
          <table:table-cell office:value-type="percentage" office:value="0.80324919894316715" table:style-name="ce7">
            <text:p>80,3%</text:p>
          </table:table-cell>
          <table:table-cell office:value-type="float" office:value="91792" table:style-name="ce5">
            <text:p>91.792</text:p>
          </table:table-cell>
          <table:table-cell office:value-type="float" office:value="85876" table:style-name="ce5">
            <text:p>85.876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5066" table:style-name="ce6">
            <text:p>5.066</text:p>
          </table:table-cell>
          <table:table-cell office:value-type="percentage" office:value="0.73526850507982588" table:style-name="ce7">
            <text:p>73,5%</text:p>
          </table:table-cell>
          <table:table-cell office:value-type="float" office:value="3721" table:style-name="ce5">
            <text:p>3.721</text:p>
          </table:table-cell>
          <table:table-cell office:value-type="float" office:value="3408" table:style-name="ce5">
            <text:p>3.408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1490167" table:style-name="ce11">
            <text:p>51.490.167</text:p>
          </table:table-cell>
          <table:table-cell office:value-type="float" office:value="9998780" table:style-name="ce12">
            <text:p>9.998.780</text:p>
          </table:table-cell>
          <table:table-cell office:value-type="float" office:value="9549900" table:style-name="ce13">
            <text:p>9.549.9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73687182" table:style-name="ce15">
            <text:p>73.687.182</text:p>
          </table:table-cell>
          <table:table-cell office:value-type="float" office:value="66788317" table:style-name="ce15">
            <text:p>66.788.317</text:p>
          </table:table-cell>
          <table:table-cell office:value-type="percentage" office:value="0.90637632200400875" table:style-name="ce16">
            <text:p>90,6%</text:p>
          </table:table-cell>
          <table:table-cell office:value-type="float" office:value="36696877" table:style-name="ce15">
            <text:p>36.696.877</text:p>
          </table:table-cell>
          <table:table-cell office:value-type="float" office:value="33940053" table:style-name="ce15">
            <text:p>33.940.053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24216" table:style-name="ce23">
            <text:p>4.424.216</text:p>
          </table:table-cell>
          <table:table-cell office:value-type="percentage" office:value="0.95551727049861357" table:style-name="ce24">
            <text:p>95,6%</text:p>
          </table:table-cell>
          <table:table-cell office:value-type="float" office:value="4348155" table:style-name="ce23">
            <text:p>4.348.155</text:p>
          </table:table-cell>
          <table:table-cell office:value-type="percentage" office:value="0.93909004381904027" table:style-name="ce24">
            <text:p>93,9%</text:p>
          </table:table-cell>
          <table:table-cell office:value-type="date" office:date-value="2021-09-02T00:00:00" table:style-name="ce25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41842" table:style-name="ce5">
            <text:p>741.842</text:p>
          </table:table-cell>
          <table:table-cell office:value-type="percentage" office:value="0.94221541447256452" table:style-name="ce26">
            <text:p>94,2%</text:p>
          </table:table-cell>
          <table:table-cell office:value-type="float" office:value="729368" table:style-name="ce5">
            <text:p>729.368</text:p>
          </table:table-cell>
          <table:table-cell office:value-type="percentage" office:value="0.92637215528781791" table:style-name="ce26">
            <text:p>92,6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51780" table:style-name="ce5">
            <text:p>651.780</text:p>
          </table:table-cell>
          <table:table-cell office:value-type="percentage" office:value="0.96365128296112301" table:style-name="ce26">
            <text:p>96,4%</text:p>
          </table:table-cell>
          <table:table-cell office:value-type="float" office:value="644732" table:style-name="ce5">
            <text:p>644.732</text:p>
          </table:table-cell>
          <table:table-cell office:value-type="percentage" office:value="0.95323087386248551" table:style-name="ce26">
            <text:p>95,3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50352" table:style-name="ce5">
            <text:p>550.352</text:p>
          </table:table-cell>
          <table:table-cell office:value-type="percentage" office:value="0.88872812301173343" table:style-name="ce26">
            <text:p>88,9%</text:p>
          </table:table-cell>
          <table:table-cell office:value-type="float" office:value="536566" table:style-name="ce5">
            <text:p>536.566</text:p>
          </table:table-cell>
          <table:table-cell office:value-type="percentage" office:value="0.86646599640214583" table:style-name="ce26">
            <text:p>86,6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7265" table:style-name="ce5">
            <text:p>1.097.265</text:p>
          </table:table-cell>
          <table:table-cell office:value-type="percentage" office:value="0.90065624499813268" table:style-name="ce26">
            <text:p>90,1%</text:p>
          </table:table-cell>
          <table:table-cell office:value-type="float" office:value="1072745" table:style-name="ce5">
            <text:p>1.072.745</text:p>
          </table:table-cell>
          <table:table-cell office:value-type="percentage" office:value="0.88052975675021239" table:style-name="ce26">
            <text:p>88,1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2749" table:style-name="ce5">
            <text:p>342.749</text:p>
          </table:table-cell>
          <table:table-cell office:value-type="percentage" office:value="0.95423819413896982" table:style-name="ce26">
            <text:p>95,4%</text:p>
          </table:table-cell>
          <table:table-cell office:value-type="float" office:value="336889" table:style-name="ce5">
            <text:p>336.889</text:p>
          </table:table-cell>
          <table:table-cell office:value-type="percentage" office:value="0.93792352708624505" table:style-name="ce26">
            <text:p>93,8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60201" table:style-name="ce5">
            <text:p>1.460.201</text:p>
          </table:table-cell>
          <table:table-cell office:value-type="percentage" office:value="0.95305791575344523" table:style-name="ce26">
            <text:p>95,3%</text:p>
          </table:table-cell>
          <table:table-cell office:value-type="float" office:value="1434827" table:style-name="ce5">
            <text:p>1.434.827</text:p>
          </table:table-cell>
          <table:table-cell office:value-type="percentage" office:value="0.93649657142185805" table:style-name="ce26">
            <text:p>93,6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82650" table:style-name="ce5">
            <text:p>1.082.650</text:p>
          </table:table-cell>
          <table:table-cell office:value-type="percentage" office:value="0.94076234204768416" table:style-name="ce26">
            <text:p>94,1%</text:p>
          </table:table-cell>
          <table:table-cell office:value-type="float" office:value="1048021" table:style-name="ce5">
            <text:p>1.048.021</text:p>
          </table:table-cell>
          <table:table-cell office:value-type="percentage" office:value="0.91067167641911606" table:style-name="ce26">
            <text:p>91,1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50913" table:style-name="ce5">
            <text:p>3.950.913</text:p>
          </table:table-cell>
          <table:table-cell office:value-type="percentage" office:value="0.91274467744472987" table:style-name="ce26">
            <text:p>91,3%</text:p>
          </table:table-cell>
          <table:table-cell office:value-type="float" office:value="3856481" table:style-name="ce5">
            <text:p>3.856.481</text:p>
          </table:table-cell>
          <table:table-cell office:value-type="percentage" office:value="0.89092888312567997" table:style-name="ce26">
            <text:p>89,1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52928" table:style-name="ce5">
            <text:p>2.752.928</text:p>
          </table:table-cell>
          <table:table-cell office:value-type="percentage" office:value="0.94959888487338751" table:style-name="ce26">
            <text:p>95,0%</text:p>
          </table:table-cell>
          <table:table-cell office:value-type="float" office:value="2696536" table:style-name="ce5">
            <text:p>2.696.536</text:p>
          </table:table-cell>
          <table:table-cell office:value-type="percentage" office:value="0.93014694849300272" table:style-name="ce26">
            <text:p>93,0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2150" table:style-name="ce5">
            <text:p>612.150</text:p>
          </table:table-cell>
          <table:table-cell office:value-type="percentage" office:value="0.98434123186168565" table:style-name="ce26">
            <text:p>98,4%</text:p>
          </table:table-cell>
          <table:table-cell office:value-type="float" office:value="603099" table:style-name="ce5">
            <text:p>603.099</text:p>
          </table:table-cell>
          <table:table-cell office:value-type="percentage" office:value="0.96978716424822475" table:style-name="ce26">
            <text:p>97,0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9307" table:style-name="ce5">
            <text:p>1.659.307</text:p>
          </table:table-cell>
          <table:table-cell office:value-type="percentage" office:value="0.96465672655268497" table:style-name="ce26">
            <text:p>96,5%</text:p>
          </table:table-cell>
          <table:table-cell office:value-type="float" office:value="1647649" table:style-name="ce5">
            <text:p>1.647.649</text:p>
          </table:table-cell>
          <table:table-cell office:value-type="percentage" office:value="0.95787921755757366" table:style-name="ce26">
            <text:p>95,8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1542" table:style-name="ce5">
            <text:p>181.542</text:p>
          </table:table-cell>
          <table:table-cell office:value-type="percentage" office:value="0.96226565108846029" table:style-name="ce26">
            <text:p>96,2%</text:p>
          </table:table-cell>
          <table:table-cell office:value-type="float" office:value="177359" table:style-name="ce5">
            <text:p>177.359</text:p>
          </table:table-cell>
          <table:table-cell office:value-type="percentage" office:value="0.94009360705180189" table:style-name="ce26">
            <text:p>94,0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502744" table:style-name="ce5">
            <text:p>3.502.744</text:p>
          </table:table-cell>
          <table:table-cell office:value-type="percentage" office:value="0.93849979101246428" table:style-name="ce26">
            <text:p>93,8%</text:p>
          </table:table-cell>
          <table:table-cell office:value-type="float" office:value="3426181" table:style-name="ce5">
            <text:p>3.426.181</text:p>
          </table:table-cell>
          <table:table-cell office:value-type="percentage" office:value="0.91798605678030587" table:style-name="ce26">
            <text:p>91,8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5255" table:style-name="ce5">
            <text:p>755.255</text:p>
          </table:table-cell>
          <table:table-cell office:value-type="percentage" office:value="0.95967303352511846" table:style-name="ce26">
            <text:p>96,0%</text:p>
          </table:table-cell>
          <table:table-cell office:value-type="float" office:value="733242" table:style-name="ce5">
            <text:p>733.242</text:p>
          </table:table-cell>
          <table:table-cell office:value-type="percentage" office:value="0.93170197409884725" table:style-name="ce26">
            <text:p>93,2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5053" table:style-name="ce5">
            <text:p>355.053</text:p>
          </table:table-cell>
          <table:table-cell office:value-type="percentage" office:value="0.94555230653691902" table:style-name="ce26">
            <text:p>94,6%</text:p>
          </table:table-cell>
          <table:table-cell office:value-type="float" office:value="349100" table:style-name="ce5">
            <text:p>349.100</text:p>
          </table:table-cell>
          <table:table-cell office:value-type="percentage" office:value="0.92969869346840728" table:style-name="ce26">
            <text:p>93,0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88830" table:style-name="ce5">
            <text:p>1.288.830</text:p>
          </table:table-cell>
          <table:table-cell office:value-type="percentage" office:value="0.95238904571183658" table:style-name="ce26">
            <text:p>95,2%</text:p>
          </table:table-cell>
          <table:table-cell office:value-type="float" office:value="1269226" table:style-name="ce5">
            <text:p>1.269.226</text:p>
          </table:table-cell>
          <table:table-cell office:value-type="percentage" office:value="0.93790254644340332" table:style-name="ce26">
            <text:p>93,8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959" table:style-name="ce5">
            <text:p>34.959</text:p>
          </table:table-cell>
          <table:table-cell office:value-type="percentage" office:value="0.89689055364564629" table:style-name="ce26">
            <text:p>89,7%</text:p>
          </table:table-cell>
          <table:table-cell office:value-type="float" office:value="33787" table:style-name="ce5">
            <text:p>33.787</text:p>
          </table:table-cell>
          <table:table-cell office:value-type="percentage" office:value="0.86682231002103749" table:style-name="ce26">
            <text:p>86,7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672" table:style-name="ce5">
            <text:p>31.672</text:p>
          </table:table-cell>
          <table:table-cell office:value-type="percentage" office:value="0.8508260577568838" table:style-name="ce26">
            <text:p>85,1%</text:p>
          </table:table-cell>
          <table:table-cell office:value-type="float" office:value="30829" table:style-name="ce5">
            <text:p>30.829</text:p>
          </table:table-cell>
          <table:table-cell office:value-type="percentage" office:value="0.8281799865681666" table:style-name="ce26">
            <text:p>82,8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950" table:style-name="ce5">
            <text:p>34.950</text:p>
          </table:table-cell>
          <table:table-cell office:value-type="string" table:style-name="ce26">
            <text:p>-</text:p>
          </table:table-cell>
          <table:table-cell office:value-type="float" office:value="33243" table:style-name="ce5">
            <text:p>33.243</text:p>
          </table:table-cell>
          <table:table-cell office:value-type="string" table:style-name="ce26">
            <text:p>-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612" table:style-name="ce5">
            <text:p>1.612</text:p>
          </table:table-cell>
          <table:table-cell office:value-type="string" table:style-name="ce26">
            <text:p>-</text:p>
          </table:table-cell>
          <table:table-cell office:value-type="float" office:value="1526" table:style-name="ce5">
            <text:p>1.526</text:p>
          </table:table-cell>
          <table:table-cell office:value-type="string" table:style-name="ce26">
            <text:p>-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512970" table:style-name="ce15">
            <text:p>25.512.970</text:p>
          </table:table-cell>
          <table:table-cell office:value-type="percentage" office:value="0.94296561167098081" table:style-name="ce16">
            <text:p>94,3%</text:p>
          </table:table-cell>
          <table:table-cell office:value-type="float" office:value="25009561" table:style-name="ce15">
            <text:p>25.009.561</text:p>
          </table:table-cell>
          <table:table-cell office:value-type="percentage" office:value="0.92435949189716859" table:style-name="ce16">
            <text:p>92,4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431" table:style-name="ce35">
            <text:p>433.431</text:p>
          </table:table-cell>
          <table:table-cell office:value-type="percentage" office:value="1" table:style-name="ce36">
            <text:p>100,0%</text:p>
          </table:table-cell>
          <table:table-cell office:value-type="float" office:value="652564" table:style-name="ce35">
            <text:p>652.564</text:p>
          </table:table-cell>
          <table:table-cell office:value-type="percentage" office:value="1" table:style-name="ce36">
            <text:p>100,0%</text:p>
          </table:table-cell>
          <table:table-cell office:value-type="float" office:value="921234" table:style-name="ce35">
            <text:p>921.234</text:p>
          </table:table-cell>
          <table:table-cell office:value-type="percentage" office:value="1" table:style-name="ce36">
            <text:p>100,0%</text:p>
          </table:table-cell>
          <table:table-cell office:value-type="float" office:value="1197288" table:style-name="ce35">
            <text:p>1.197.288</text:p>
          </table:table-cell>
          <table:table-cell office:value-type="percentage" office:value="0.94645701533808535" table:style-name="ce36">
            <text:p>94,6%</text:p>
          </table:table-cell>
          <table:table-cell office:value-type="float" office:value="1219699" table:style-name="ce35">
            <text:p>1.219.699</text:p>
          </table:table-cell>
          <table:table-cell office:value-type="percentage" office:value="0.88057661679832855" table:style-name="ce36">
            <text:p>88,1%</text:p>
          </table:table-cell>
          <table:table-cell office:value-type="float" office:value="886000" table:style-name="ce35">
            <text:p>886.000</text:p>
          </table:table-cell>
          <table:table-cell office:value-type="percentage" office:value="0.77704507124521038" table:style-name="ce36">
            <text:p>77,7%</text:p>
          </table:table-cell>
          <table:table-cell office:value-type="float" office:value="702364" table:style-name="ce35">
            <text:p>702.364</text:p>
          </table:table-cell>
          <table:table-cell office:value-type="percentage" office:value="0.75631008579993797" table:style-name="ce36">
            <text:p>75,6%</text:p>
          </table:table-cell>
          <table:table-cell office:value-type="float" office:value="579711" table:style-name="ce35">
            <text:p>579.711</text:p>
          </table:table-cell>
          <table:table-cell office:value-type="percentage" office:value="0.76996362100498472" table:style-name="ce36">
            <text:p>77,0%</text:p>
          </table:table-cell>
          <table:table-cell office:value-type="float" office:value="6592291" table:style-name="ce35">
            <text:p>6.592.291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8463675736969061" table:style-name="ce36">
            <text:p>88,5%</text:p>
          </table:table-cell>
          <table:table-cell office:value-type="percentage" office:value="0.77882453959289077" table:style-name="ce36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74" table:style-name="ce38">
            <text:p>101.074</text:p>
          </table:table-cell>
          <table:table-cell office:value-type="percentage" office:value="1" table:style-name="ce39">
            <text:p>100,0%</text:p>
          </table:table-cell>
          <table:table-cell office:value-type="float" office:value="118996" table:style-name="ce38">
            <text:p>118.996</text:p>
          </table:table-cell>
          <table:table-cell office:value-type="percentage" office:value="1" table:style-name="ce39">
            <text:p>100,0%</text:p>
          </table:table-cell>
          <table:table-cell office:value-type="float" office:value="153558" table:style-name="ce38">
            <text:p>153.558</text:p>
          </table:table-cell>
          <table:table-cell office:value-type="percentage" office:value="0.98203585155435613" table:style-name="ce39">
            <text:p>98,2%</text:p>
          </table:table-cell>
          <table:table-cell office:value-type="float" office:value="183964" table:style-name="ce38">
            <text:p>183.964</text:p>
          </table:table-cell>
          <table:table-cell office:value-type="percentage" office:value="0.92786458596027555" table:style-name="ce39">
            <text:p>92,8%</text:p>
          </table:table-cell>
          <table:table-cell office:value-type="float" office:value="184250" table:style-name="ce38">
            <text:p>184.250</text:p>
          </table:table-cell>
          <table:table-cell office:value-type="percentage" office:value="0.85720400292170484" table:style-name="ce39">
            <text:p>85,7%</text:p>
          </table:table-cell>
          <table:table-cell office:value-type="float" office:value="120237" table:style-name="ce38">
            <text:p>120.237</text:p>
          </table:table-cell>
          <table:table-cell office:value-type="percentage" office:value="0.73187611847631573" table:style-name="ce39">
            <text:p>73,2%</text:p>
          </table:table-cell>
          <table:table-cell office:value-type="float" office:value="97157" table:style-name="ce38">
            <text:p>97.157</text:p>
          </table:table-cell>
          <table:table-cell office:value-type="percentage" office:value="0.74506330472925819" table:style-name="ce39">
            <text:p>74,5%</text:p>
          </table:table-cell>
          <table:table-cell office:value-type="float" office:value="79538" table:style-name="ce38">
            <text:p>79.538</text:p>
          </table:table-cell>
          <table:table-cell office:value-type="percentage" office:value="0.77139725921112612" table:style-name="ce39">
            <text:p>77,1%</text:p>
          </table:table-cell>
          <table:table-cell office:value-type="float" office:value="1038774" table:style-name="ce38">
            <text:p>1.038.774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765034164912997" table:style-name="ce39">
            <text:p>87,7%</text:p>
          </table:table-cell>
          <table:table-cell office:value-type="percentage" office:value="0.78139087747698011" table:style-name="ce39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807" table:style-name="ce38">
            <text:p>88.807</text:p>
          </table:table-cell>
          <table:table-cell office:value-type="percentage" office:value="1" table:style-name="ce39">
            <text:p>100,0%</text:p>
          </table:table-cell>
          <table:table-cell office:value-type="float" office:value="114152" table:style-name="ce38">
            <text:p>114.152</text:p>
          </table:table-cell>
          <table:table-cell office:value-type="percentage" office:value="1" table:style-name="ce39">
            <text:p>100,0%</text:p>
          </table:table-cell>
          <table:table-cell office:value-type="float" office:value="147408" table:style-name="ce38">
            <text:p>147.408</text:p>
          </table:table-cell>
          <table:table-cell office:value-type="percentage" office:value="0.98500521209205361" table:style-name="ce39">
            <text:p>98,5%</text:p>
          </table:table-cell>
          <table:table-cell office:value-type="float" office:value="152283" table:style-name="ce38">
            <text:p>152.283</text:p>
          </table:table-cell>
          <table:table-cell office:value-type="percentage" office:value="0.93629069445725355" table:style-name="ce39">
            <text:p>93,6%</text:p>
          </table:table-cell>
          <table:table-cell office:value-type="float" office:value="149130" table:style-name="ce38">
            <text:p>149.130</text:p>
          </table:table-cell>
          <table:table-cell office:value-type="percentage" office:value="0.89303144443180249" table:style-name="ce39">
            <text:p>89,3%</text:p>
          </table:table-cell>
          <table:table-cell office:value-type="float" office:value="88843" table:style-name="ce38">
            <text:p>88.843</text:p>
          </table:table-cell>
          <table:table-cell office:value-type="percentage" office:value="0.77625359324077547" table:style-name="ce39">
            <text:p>77,6%</text:p>
          </table:table-cell>
          <table:table-cell office:value-type="float" office:value="63558" table:style-name="ce38">
            <text:p>63.558</text:p>
          </table:table-cell>
          <table:table-cell office:value-type="percentage" office:value="0.80340281376799683" table:style-name="ce39">
            <text:p>80,3%</text:p>
          </table:table-cell>
          <table:table-cell office:value-type="float" office:value="56144" table:style-name="ce38">
            <text:p>56.144</text:p>
          </table:table-cell>
          <table:table-cell office:value-type="percentage" office:value="0.87724999999999997" table:style-name="ce39">
            <text:p>87,7%</text:p>
          </table:table-cell>
          <table:table-cell office:value-type="float" office:value="860325" table:style-name="ce38">
            <text:p>860.325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2119084253908501" table:style-name="ce39">
            <text:p>92,1%</text:p>
          </table:table-cell>
          <table:table-cell office:value-type="percentage" office:value="0.8444626142538556" table:style-name="ce39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332" table:style-name="ce38">
            <text:p>51.332</text:p>
          </table:table-cell>
          <table:table-cell office:value-type="percentage" office:value="1" table:style-name="ce39">
            <text:p>100,0%</text:p>
          </table:table-cell>
          <table:table-cell office:value-type="float" office:value="78939" table:style-name="ce38">
            <text:p>78.939</text:p>
          </table:table-cell>
          <table:table-cell office:value-type="percentage" office:value="0.98041383079139555" table:style-name="ce39">
            <text:p>98,0%</text:p>
          </table:table-cell>
          <table:table-cell office:value-type="float" office:value="109336" table:style-name="ce38">
            <text:p>109.336</text:p>
          </table:table-cell>
          <table:table-cell office:value-type="percentage" office:value="0.93265433204527814" table:style-name="ce39">
            <text:p>93,3%</text:p>
          </table:table-cell>
          <table:table-cell office:value-type="float" office:value="148148" table:style-name="ce38">
            <text:p>148.148</text:p>
          </table:table-cell>
          <table:table-cell office:value-type="percentage" office:value="0.89355054675295698" table:style-name="ce39">
            <text:p>89,4%</text:p>
          </table:table-cell>
          <table:table-cell office:value-type="float" office:value="162597" table:style-name="ce38">
            <text:p>162.597</text:p>
          </table:table-cell>
          <table:table-cell office:value-type="percentage" office:value="0.78864734299516903" table:style-name="ce39">
            <text:p>78,9%</text:p>
          </table:table-cell>
          <table:table-cell office:value-type="float" office:value="118598" table:style-name="ce38">
            <text:p>118.598</text:p>
          </table:table-cell>
          <table:table-cell office:value-type="percentage" office:value="0.65096851037670089" table:style-name="ce39">
            <text:p>65,1%</text:p>
          </table:table-cell>
          <table:table-cell office:value-type="float" office:value="89220" table:style-name="ce38">
            <text:p>89.220</text:p>
          </table:table-cell>
          <table:table-cell office:value-type="percentage" office:value="0.6467935799103971" table:style-name="ce39">
            <text:p>64,7%</text:p>
          </table:table-cell>
          <table:table-cell office:value-type="float" office:value="67820" table:style-name="ce38">
            <text:p>67.820</text:p>
          </table:table-cell>
          <table:table-cell office:value-type="percentage" office:value="0.710305823209049" table:style-name="ce39">
            <text:p>71,0%</text:p>
          </table:table-cell>
          <table:table-cell office:value-type="float" office:value="825990" table:style-name="ce38">
            <text:p>825.990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9816053657136621" table:style-name="ce39">
            <text:p>79,8%</text:p>
          </table:table-cell>
          <table:table-cell office:value-type="percentage" office:value="0.70504454381956105" table:style-name="ce39">
            <text:p>70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688" table:style-name="ce38">
            <text:p>92.688</text:p>
          </table:table-cell>
          <table:table-cell office:value-type="percentage" office:value="1" table:style-name="ce39">
            <text:p>100,0%</text:p>
          </table:table-cell>
          <table:table-cell office:value-type="float" office:value="150802" table:style-name="ce38">
            <text:p>150.802</text:p>
          </table:table-cell>
          <table:table-cell office:value-type="percentage" office:value="0.97586891950482424" table:style-name="ce39">
            <text:p>97,6%</text:p>
          </table:table-cell>
          <table:table-cell office:value-type="float" office:value="222981" table:style-name="ce38">
            <text:p>222.981</text:p>
          </table:table-cell>
          <table:table-cell office:value-type="percentage" office:value="0.94848399775407077" table:style-name="ce39">
            <text:p>94,8%</text:p>
          </table:table-cell>
          <table:table-cell office:value-type="float" office:value="317945" table:style-name="ce38">
            <text:p>317.945</text:p>
          </table:table-cell>
          <table:table-cell office:value-type="percentage" office:value="0.90708734651024792" table:style-name="ce39">
            <text:p>90,7%</text:p>
          </table:table-cell>
          <table:table-cell office:value-type="float" office:value="312849" table:style-name="ce38">
            <text:p>312.849</text:p>
          </table:table-cell>
          <table:table-cell office:value-type="percentage" office:value="0.80646982398614164" table:style-name="ce39">
            <text:p>80,6%</text:p>
          </table:table-cell>
          <table:table-cell office:value-type="float" office:value="221638" table:style-name="ce38">
            <text:p>221.638</text:p>
          </table:table-cell>
          <table:table-cell office:value-type="percentage" office:value="0.71281365177175859" table:style-name="ce39">
            <text:p>71,3%</text:p>
          </table:table-cell>
          <table:table-cell office:value-type="float" office:value="177632" table:style-name="ce38">
            <text:p>177.632</text:p>
          </table:table-cell>
          <table:table-cell office:value-type="percentage" office:value="0.70559448337226116" table:style-name="ce39">
            <text:p>70,6%</text:p>
          </table:table-cell>
          <table:table-cell office:value-type="float" office:value="136274" table:style-name="ce38">
            <text:p>136.274</text:p>
          </table:table-cell>
          <table:table-cell office:value-type="percentage" office:value="0.75793255727292441" table:style-name="ce39">
            <text:p>75,8%</text:p>
          </table:table-cell>
          <table:table-cell office:value-type="float" office:value="1632809" table:style-name="ce38">
            <text:p>1.632.809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327369701964632" table:style-name="ce39">
            <text:p>83,3%</text:p>
          </table:table-cell>
          <table:table-cell office:value-type="percentage" office:value="0.75038833577211261" table:style-name="ce39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64" table:style-name="ce38">
            <text:p>42.364</text:p>
          </table:table-cell>
          <table:table-cell office:value-type="percentage" office:value="1" table:style-name="ce39">
            <text:p>100,0%</text:p>
          </table:table-cell>
          <table:table-cell office:value-type="float" office:value="55948" table:style-name="ce38">
            <text:p>55.948</text:p>
          </table:table-cell>
          <table:table-cell office:value-type="percentage" office:value="1" table:style-name="ce39">
            <text:p>100,0%</text:p>
          </table:table-cell>
          <table:table-cell office:value-type="float" office:value="76030" table:style-name="ce38">
            <text:p>76.030</text:p>
          </table:table-cell>
          <table:table-cell office:value-type="percentage" office:value="0.98299825457366341" table:style-name="ce39">
            <text:p>98,3%</text:p>
          </table:table-cell>
          <table:table-cell office:value-type="float" office:value="83091" table:style-name="ce38">
            <text:p>83.091</text:p>
          </table:table-cell>
          <table:table-cell office:value-type="percentage" office:value="0.92360277444311056" table:style-name="ce39">
            <text:p>92,4%</text:p>
          </table:table-cell>
          <table:table-cell office:value-type="float" office:value="85316" table:style-name="ce38">
            <text:p>85.316</text:p>
          </table:table-cell>
          <table:table-cell office:value-type="percentage" office:value="0.87262833822581798" table:style-name="ce39">
            <text:p>87,3%</text:p>
          </table:table-cell>
          <table:table-cell office:value-type="float" office:value="51135" table:style-name="ce38">
            <text:p>51.135</text:p>
          </table:table-cell>
          <table:table-cell office:value-type="percentage" office:value="0.72559703716316892" table:style-name="ce39">
            <text:p>72,6%</text:p>
          </table:table-cell>
          <table:table-cell office:value-type="float" office:value="35295" table:style-name="ce38">
            <text:p>35.295</text:p>
          </table:table-cell>
          <table:table-cell office:value-type="percentage" office:value="0.69884169884169889" table:style-name="ce39">
            <text:p>69,9%</text:p>
          </table:table-cell>
          <table:table-cell office:value-type="float" office:value="29724" table:style-name="ce38">
            <text:p>29.724</text:p>
          </table:table-cell>
          <table:table-cell office:value-type="percentage" office:value="0.67611400495871532" table:style-name="ce39">
            <text:p>67,6%</text:p>
          </table:table-cell>
          <table:table-cell office:value-type="float" office:value="458903" table:style-name="ce38">
            <text:p>458.903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7555687839016116" table:style-name="ce39">
            <text:p>87,6%</text:p>
          </table:table-cell>
          <table:table-cell office:value-type="percentage" office:value="0.78726893747694737" table:style-name="ce3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103" table:style-name="ce38">
            <text:p>229.103</text:p>
          </table:table-cell>
          <table:table-cell office:value-type="percentage" office:value="1" table:style-name="ce39">
            <text:p>100,0%</text:p>
          </table:table-cell>
          <table:table-cell office:value-type="float" office:value="250003" table:style-name="ce38">
            <text:p>250.003</text:p>
          </table:table-cell>
          <table:table-cell office:value-type="percentage" office:value="1" table:style-name="ce39">
            <text:p>100,0%</text:p>
          </table:table-cell>
          <table:table-cell office:value-type="float" office:value="318098" table:style-name="ce38">
            <text:p>318.098</text:p>
          </table:table-cell>
          <table:table-cell office:value-type="percentage" office:value="0.99850270736875146" table:style-name="ce39">
            <text:p>99,9%</text:p>
          </table:table-cell>
          <table:table-cell office:value-type="float" office:value="348334" table:style-name="ce38">
            <text:p>348.334</text:p>
          </table:table-cell>
          <table:table-cell office:value-type="percentage" office:value="0.91384272315865411" table:style-name="ce39">
            <text:p>91,4%</text:p>
          </table:table-cell>
          <table:table-cell office:value-type="float" office:value="314663" table:style-name="ce38">
            <text:p>314.663</text:p>
          </table:table-cell>
          <table:table-cell office:value-type="percentage" office:value="0.8661124950110789" table:style-name="ce39">
            <text:p>86,6%</text:p>
          </table:table-cell>
          <table:table-cell office:value-type="float" office:value="203860" table:style-name="ce38">
            <text:p>203.860</text:p>
          </table:table-cell>
          <table:table-cell office:value-type="percentage" office:value="0.76128805786775111" table:style-name="ce39">
            <text:p>76,1%</text:p>
          </table:table-cell>
          <table:table-cell office:value-type="float" office:value="157846" table:style-name="ce38">
            <text:p>157.846</text:p>
          </table:table-cell>
          <table:table-cell office:value-type="percentage" office:value="0.74806403609376038" table:style-name="ce39">
            <text:p>74,8%</text:p>
          </table:table-cell>
          <table:table-cell office:value-type="float" office:value="121937" table:style-name="ce38">
            <text:p>121.937</text:p>
          </table:table-cell>
          <table:table-cell office:value-type="percentage" office:value="0.73748351900908415" table:style-name="ce39">
            <text:p>73,7%</text:p>
          </table:table-cell>
          <table:table-cell office:value-type="float" office:value="1943844" table:style-name="ce38">
            <text:p>1.943.84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9320681005379432" table:style-name="ce39">
            <text:p>89,3%</text:p>
          </table:table-cell>
          <table:table-cell office:value-type="percentage" office:value="0.81165367666032828" table:style-name="ce3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70" table:style-name="ce38">
            <text:p>137.570</text:p>
          </table:table-cell>
          <table:table-cell office:value-type="percentage" office:value="1" table:style-name="ce39">
            <text:p>100,0%</text:p>
          </table:table-cell>
          <table:table-cell office:value-type="float" office:value="157736" table:style-name="ce38">
            <text:p>157.736</text:p>
          </table:table-cell>
          <table:table-cell office:value-type="percentage" office:value="0.99142054418262615" table:style-name="ce39">
            <text:p>99,1%</text:p>
          </table:table-cell>
          <table:table-cell office:value-type="float" office:value="220502" table:style-name="ce38">
            <text:p>220.502</text:p>
          </table:table-cell>
          <table:table-cell office:value-type="percentage" office:value="1" table:style-name="ce39">
            <text:p>100,0%</text:p>
          </table:table-cell>
          <table:table-cell office:value-type="float" office:value="283910" table:style-name="ce38">
            <text:p>283.910</text:p>
          </table:table-cell>
          <table:table-cell office:value-type="percentage" office:value="0.92335061370244376" table:style-name="ce39">
            <text:p>92,3%</text:p>
          </table:table-cell>
          <table:table-cell office:value-type="float" office:value="282932" table:style-name="ce38">
            <text:p>282.932</text:p>
          </table:table-cell>
          <table:table-cell office:value-type="percentage" office:value="0.85580072896659154" table:style-name="ce39">
            <text:p>85,6%</text:p>
          </table:table-cell>
          <table:table-cell office:value-type="float" office:value="198883" table:style-name="ce38">
            <text:p>198.883</text:p>
          </table:table-cell>
          <table:table-cell office:value-type="percentage" office:value="0.74795882678139614" table:style-name="ce39">
            <text:p>74,8%</text:p>
          </table:table-cell>
          <table:table-cell office:value-type="float" office:value="162756" table:style-name="ce38">
            <text:p>162.756</text:p>
          </table:table-cell>
          <table:table-cell office:value-type="percentage" office:value="0.74628248100546102" table:style-name="ce39">
            <text:p>74,6%</text:p>
          </table:table-cell>
          <table:table-cell office:value-type="float" office:value="131961" table:style-name="ce38">
            <text:p>131.961</text:p>
          </table:table-cell>
          <table:table-cell office:value-type="percentage" office:value="0.75851861219046746" table:style-name="ce39">
            <text:p>75,9%</text:p>
          </table:table-cell>
          <table:table-cell office:value-type="float" office:value="1576250" table:style-name="ce38">
            <text:p>1.576.250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7144180841935803" table:style-name="ce39">
            <text:p>87,1%</text:p>
          </table:table-cell>
          <table:table-cell office:value-type="percentage" office:value="0.77069910782257756" table:style-name="ce39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4432" table:style-name="ce38">
            <text:p>454.432</text:p>
          </table:table-cell>
          <table:table-cell office:value-type="percentage" office:value="1" table:style-name="ce39">
            <text:p>100,0%</text:p>
          </table:table-cell>
          <table:table-cell office:value-type="float" office:value="614735" table:style-name="ce38">
            <text:p>614.735</text:p>
          </table:table-cell>
          <table:table-cell office:value-type="percentage" office:value="0.96764165139809721" table:style-name="ce39">
            <text:p>96,8%</text:p>
          </table:table-cell>
          <table:table-cell office:value-type="float" office:value="787665" table:style-name="ce38">
            <text:p>787.665</text:p>
          </table:table-cell>
          <table:table-cell office:value-type="percentage" office:value="0.94040120155112805" table:style-name="ce39">
            <text:p>94,0%</text:p>
          </table:table-cell>
          <table:table-cell office:value-type="float" office:value="1001817" table:style-name="ce38">
            <text:p>1.001.817</text:p>
          </table:table-cell>
          <table:table-cell office:value-type="percentage" office:value="0.91759969957317411" table:style-name="ce39">
            <text:p>91,8%</text:p>
          </table:table-cell>
          <table:table-cell office:value-type="float" office:value="1092264" table:style-name="ce38">
            <text:p>1.092.264</text:p>
          </table:table-cell>
          <table:table-cell office:value-type="percentage" office:value="0.82951194413539342" table:style-name="ce39">
            <text:p>83,0%</text:p>
          </table:table-cell>
          <table:table-cell office:value-type="float" office:value="718937" table:style-name="ce38">
            <text:p>718.937</text:p>
          </table:table-cell>
          <table:table-cell office:value-type="percentage" office:value="0.68820717329790204" table:style-name="ce39">
            <text:p>68,8%</text:p>
          </table:table-cell>
          <table:table-cell office:value-type="float" office:value="559172" table:style-name="ce38">
            <text:p>559.172</text:p>
          </table:table-cell>
          <table:table-cell office:value-type="percentage" office:value="0.66652601214635221" table:style-name="ce39">
            <text:p>66,7%</text:p>
          </table:table-cell>
          <table:table-cell office:value-type="float" office:value="443323" table:style-name="ce38">
            <text:p>443.323</text:p>
          </table:table-cell>
          <table:table-cell office:value-type="percentage" office:value="0.67562628968888971" table:style-name="ce39">
            <text:p>67,6%</text:p>
          </table:table-cell>
          <table:table-cell office:value-type="float" office:value="5672345" table:style-name="ce38">
            <text:p>5.672.345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2586600003494282" table:style-name="ce39">
            <text:p>82,6%</text:p>
          </table:table-cell>
          <table:table-cell office:value-type="percentage" office:value="0.72904830152488043" table:style-name="ce39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796" table:style-name="ce38">
            <text:p>296.796</text:p>
          </table:table-cell>
          <table:table-cell office:value-type="percentage" office:value="1" table:style-name="ce39">
            <text:p>100,0%</text:p>
          </table:table-cell>
          <table:table-cell office:value-type="float" office:value="433593" table:style-name="ce38">
            <text:p>433.593</text:p>
          </table:table-cell>
          <table:table-cell office:value-type="percentage" office:value="0.99025035285089824" table:style-name="ce39">
            <text:p>99,0%</text:p>
          </table:table-cell>
          <table:table-cell office:value-type="float" office:value="566830" table:style-name="ce38">
            <text:p>566.830</text:p>
          </table:table-cell>
          <table:table-cell office:value-type="percentage" office:value="0.9760679698585224" table:style-name="ce39">
            <text:p>97,6%</text:p>
          </table:table-cell>
          <table:table-cell office:value-type="float" office:value="711074" table:style-name="ce38">
            <text:p>711.074</text:p>
          </table:table-cell>
          <table:table-cell office:value-type="percentage" office:value="0.94515733703381744" table:style-name="ce39">
            <text:p>94,5%</text:p>
          </table:table-cell>
          <table:table-cell office:value-type="float" office:value="744635" table:style-name="ce38">
            <text:p>744.635</text:p>
          </table:table-cell>
          <table:table-cell office:value-type="percentage" office:value="0.87440757737309593" table:style-name="ce39">
            <text:p>87,4%</text:p>
          </table:table-cell>
          <table:table-cell office:value-type="float" office:value="491617" table:style-name="ce38">
            <text:p>491.617</text:p>
          </table:table-cell>
          <table:table-cell office:value-type="percentage" office:value="0.75778062423796821" table:style-name="ce39">
            <text:p>75,8%</text:p>
          </table:table-cell>
          <table:table-cell office:value-type="float" office:value="400716" table:style-name="ce38">
            <text:p>400.716</text:p>
          </table:table-cell>
          <table:table-cell office:value-type="percentage" office:value="0.77639181130189139" table:style-name="ce39">
            <text:p>77,6%</text:p>
          </table:table-cell>
          <table:table-cell office:value-type="float" office:value="334595" table:style-name="ce38">
            <text:p>334.595</text:p>
          </table:table-cell>
          <table:table-cell office:value-type="percentage" office:value="0.78815210196664087" table:style-name="ce39">
            <text:p>78,8%</text:p>
          </table:table-cell>
          <table:table-cell office:value-type="float" office:value="3979856" table:style-name="ce38">
            <text:p>3.979.85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8668649975414726" table:style-name="ce39">
            <text:p>88,7%</text:p>
          </table:table-cell>
          <table:table-cell office:value-type="percentage" office:value="0.78694447470840967" table:style-name="ce3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85" table:style-name="ce38">
            <text:p>78.185</text:p>
          </table:table-cell>
          <table:table-cell office:value-type="percentage" office:value="1" table:style-name="ce39">
            <text:p>100,0%</text:p>
          </table:table-cell>
          <table:table-cell office:value-type="float" office:value="95798" table:style-name="ce38">
            <text:p>95.798</text:p>
          </table:table-cell>
          <table:table-cell office:value-type="percentage" office:value="1" table:style-name="ce39">
            <text:p>100,0%</text:p>
          </table:table-cell>
          <table:table-cell office:value-type="float" office:value="132313" table:style-name="ce38">
            <text:p>132.313</text:p>
          </table:table-cell>
          <table:table-cell office:value-type="percentage" office:value="1" table:style-name="ce39">
            <text:p>100,0%</text:p>
          </table:table-cell>
          <table:table-cell office:value-type="float" office:value="160756" table:style-name="ce38">
            <text:p>160.756</text:p>
          </table:table-cell>
          <table:table-cell office:value-type="percentage" office:value="0.95000472768532529" table:style-name="ce39">
            <text:p>95,0%</text:p>
          </table:table-cell>
          <table:table-cell office:value-type="float" office:value="145098" table:style-name="ce38">
            <text:p>145.098</text:p>
          </table:table-cell>
          <table:table-cell office:value-type="percentage" office:value="0.90973955133108453" table:style-name="ce39">
            <text:p>91,0%</text:p>
          </table:table-cell>
          <table:table-cell office:value-type="float" office:value="110852" table:style-name="ce38">
            <text:p>110.852</text:p>
          </table:table-cell>
          <table:table-cell office:value-type="percentage" office:value="0.83048269765281435" table:style-name="ce39">
            <text:p>83,0%</text:p>
          </table:table-cell>
          <table:table-cell office:value-type="float" office:value="88709" table:style-name="ce38">
            <text:p>88.709</text:p>
          </table:table-cell>
          <table:table-cell office:value-type="percentage" office:value="0.78281856689022233" table:style-name="ce39">
            <text:p>78,3%</text:p>
          </table:table-cell>
          <table:table-cell office:value-type="float" office:value="70286" table:style-name="ce38">
            <text:p>70.286</text:p>
          </table:table-cell>
          <table:table-cell office:value-type="percentage" office:value="0.82933333333333337" table:style-name="ce39">
            <text:p>82,9%</text:p>
          </table:table-cell>
          <table:table-cell office:value-type="float" office:value="881997" table:style-name="ce38">
            <text:p>881.997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2507108492747814" table:style-name="ce39">
            <text:p>92,5%</text:p>
          </table:table-cell>
          <table:table-cell office:value-type="percentage" office:value="0.82895467707782144" table:style-name="ce3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715" table:style-name="ce38">
            <text:p>241.715</text:p>
          </table:table-cell>
          <table:table-cell office:value-type="percentage" office:value="1" table:style-name="ce39">
            <text:p>100,0%</text:p>
          </table:table-cell>
          <table:table-cell office:value-type="float" office:value="290435" table:style-name="ce38">
            <text:p>290.435</text:p>
          </table:table-cell>
          <table:table-cell office:value-type="percentage" office:value="1" table:style-name="ce39">
            <text:p>100,0%</text:p>
          </table:table-cell>
          <table:table-cell office:value-type="float" office:value="342186" table:style-name="ce38">
            <text:p>342.186</text:p>
          </table:table-cell>
          <table:table-cell office:value-type="percentage" office:value="0.98633430087597684" table:style-name="ce39">
            <text:p>98,6%</text:p>
          </table:table-cell>
          <table:table-cell office:value-type="float" office:value="386000" table:style-name="ce38">
            <text:p>386.000</text:p>
          </table:table-cell>
          <table:table-cell office:value-type="percentage" office:value="0.95099891842350992" table:style-name="ce39">
            <text:p>95,1%</text:p>
          </table:table-cell>
          <table:table-cell office:value-type="float" office:value="398971" table:style-name="ce38">
            <text:p>398.971</text:p>
          </table:table-cell>
          <table:table-cell office:value-type="percentage" office:value="0.90016267279754347" table:style-name="ce39">
            <text:p>90,0%</text:p>
          </table:table-cell>
          <table:table-cell office:value-type="float" office:value="250064" table:style-name="ce38">
            <text:p>250.064</text:p>
          </table:table-cell>
          <table:table-cell office:value-type="percentage" office:value="0.77321525750754461" table:style-name="ce39">
            <text:p>77,3%</text:p>
          </table:table-cell>
          <table:table-cell office:value-type="float" office:value="179845" table:style-name="ce38">
            <text:p>179.845</text:p>
          </table:table-cell>
          <table:table-cell office:value-type="percentage" office:value="0.77861382537957669" table:style-name="ce39">
            <text:p>77,9%</text:p>
          </table:table-cell>
          <table:table-cell office:value-type="float" office:value="154553" table:style-name="ce38">
            <text:p>154.553</text:p>
          </table:table-cell>
          <table:table-cell office:value-type="percentage" office:value="0.85859438799602239" table:style-name="ce39">
            <text:p>85,9%</text:p>
          </table:table-cell>
          <table:table-cell office:value-type="float" office:value="2243769" table:style-name="ce38">
            <text:p>2.243.76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9141461570333963" table:style-name="ce39">
            <text:p>91,4%</text:p>
          </table:table-cell>
          <table:table-cell office:value-type="percentage" office:value="0.83046606749008722" table:style-name="ce39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41" table:style-name="ce38">
            <text:p>23.341</text:p>
          </table:table-cell>
          <table:table-cell office:value-type="percentage" office:value="1" table:style-name="ce39">
            <text:p>100,0%</text:p>
          </table:table-cell>
          <table:table-cell office:value-type="float" office:value="28617" table:style-name="ce38">
            <text:p>28.617</text:p>
          </table:table-cell>
          <table:table-cell office:value-type="percentage" office:value="1" table:style-name="ce39">
            <text:p>100,0%</text:p>
          </table:table-cell>
          <table:table-cell office:value-type="float" office:value="37834" table:style-name="ce38">
            <text:p>37.834</text:p>
          </table:table-cell>
          <table:table-cell office:value-type="percentage" office:value="1" table:style-name="ce39">
            <text:p>100,0%</text:p>
          </table:table-cell>
          <table:table-cell office:value-type="float" office:value="45001" table:style-name="ce38">
            <text:p>45.001</text:p>
          </table:table-cell>
          <table:table-cell office:value-type="percentage" office:value="0.94412974152400131" table:style-name="ce39">
            <text:p>94,4%</text:p>
          </table:table-cell>
          <table:table-cell office:value-type="float" office:value="46749" table:style-name="ce38">
            <text:p>46.749</text:p>
          </table:table-cell>
          <table:table-cell office:value-type="percentage" office:value="0.88293954331690183" table:style-name="ce39">
            <text:p>88,3%</text:p>
          </table:table-cell>
          <table:table-cell office:value-type="float" office:value="29571" table:style-name="ce38">
            <text:p>29.571</text:p>
          </table:table-cell>
          <table:table-cell office:value-type="percentage" office:value="0.75207914748594829" table:style-name="ce39">
            <text:p>75,2%</text:p>
          </table:table-cell>
          <table:table-cell office:value-type="float" office:value="21592" table:style-name="ce38">
            <text:p>21.592</text:p>
          </table:table-cell>
          <table:table-cell office:value-type="percentage" office:value="0.70891063103289775" table:style-name="ce39">
            <text:p>70,9%</text:p>
          </table:table-cell>
          <table:table-cell office:value-type="float" office:value="18794" table:style-name="ce38">
            <text:p>18.794</text:p>
          </table:table-cell>
          <table:table-cell office:value-type="percentage" office:value="0.73609587968040102" table:style-name="ce39">
            <text:p>73,6%</text:p>
          </table:table-cell>
          <table:table-cell office:value-type="float" office:value="251499" table:style-name="ce38">
            <text:p>251.499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8565341409303799" table:style-name="ce39">
            <text:p>88,6%</text:p>
          </table:table-cell>
          <table:table-cell office:value-type="percentage" office:value="0.78614565164387928" table:style-name="ce39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368" table:style-name="ce38">
            <text:p>373.368</text:p>
          </table:table-cell>
          <table:table-cell office:value-type="percentage" office:value="1" table:style-name="ce39">
            <text:p>100,0%</text:p>
          </table:table-cell>
          <table:table-cell office:value-type="float" office:value="509676" table:style-name="ce38">
            <text:p>509.676</text:p>
          </table:table-cell>
          <table:table-cell office:value-type="percentage" office:value="0.96881658908038881" table:style-name="ce39">
            <text:p>96,9%</text:p>
          </table:table-cell>
          <table:table-cell office:value-type="float" office:value="683848" table:style-name="ce38">
            <text:p>683.848</text:p>
          </table:table-cell>
          <table:table-cell office:value-type="percentage" office:value="0.97231001972066888" table:style-name="ce39">
            <text:p>97,2%</text:p>
          </table:table-cell>
          <table:table-cell office:value-type="float" office:value="929277" table:style-name="ce38">
            <text:p>929.277</text:p>
          </table:table-cell>
          <table:table-cell office:value-type="percentage" office:value="0.9552767677889108" table:style-name="ce39">
            <text:p>95,5%</text:p>
          </table:table-cell>
          <table:table-cell office:value-type="float" office:value="1006575" table:style-name="ce38">
            <text:p>1.006.575</text:p>
          </table:table-cell>
          <table:table-cell office:value-type="percentage" office:value="0.86329334091499699" table:style-name="ce39">
            <text:p>86,3%</text:p>
          </table:table-cell>
          <table:table-cell office:value-type="float" office:value="705845" table:style-name="ce38">
            <text:p>705.845</text:p>
          </table:table-cell>
          <table:table-cell office:value-type="percentage" office:value="0.74327639947769686" table:style-name="ce39">
            <text:p>74,3%</text:p>
          </table:table-cell>
          <table:table-cell office:value-type="float" office:value="542729" table:style-name="ce38">
            <text:p>542.729</text:p>
          </table:table-cell>
          <table:table-cell office:value-type="percentage" office:value="0.73097276002559008" table:style-name="ce39">
            <text:p>73,1%</text:p>
          </table:table-cell>
          <table:table-cell office:value-type="float" office:value="368553" table:style-name="ce38">
            <text:p>368.553</text:p>
          </table:table-cell>
          <table:table-cell office:value-type="percentage" office:value="0.66580855653229565" table:style-name="ce39">
            <text:p>66,6%</text:p>
          </table:table-cell>
          <table:table-cell office:value-type="float" office:value="5119871" table:style-name="ce38">
            <text:p>5.119.871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5646118384988001" table:style-name="ce39">
            <text:p>85,6%</text:p>
          </table:table-cell>
          <table:table-cell office:value-type="percentage" office:value="0.75515568988750259" table:style-name="ce39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70" table:style-name="ce38">
            <text:p>73.770</text:p>
          </table:table-cell>
          <table:table-cell office:value-type="percentage" office:value="1" table:style-name="ce39">
            <text:p>100,0%</text:p>
          </table:table-cell>
          <table:table-cell office:value-type="float" office:value="102667" table:style-name="ce38">
            <text:p>102.667</text:p>
          </table:table-cell>
          <table:table-cell office:value-type="percentage" office:value="0.99774536195687036" table:style-name="ce39">
            <text:p>99,8%</text:p>
          </table:table-cell>
          <table:table-cell office:value-type="float" office:value="146944" table:style-name="ce38">
            <text:p>146.944</text:p>
          </table:table-cell>
          <table:table-cell office:value-type="percentage" office:value="1" table:style-name="ce39">
            <text:p>100,0%</text:p>
          </table:table-cell>
          <table:table-cell office:value-type="float" office:value="205097" table:style-name="ce38">
            <text:p>205.097</text:p>
          </table:table-cell>
          <table:table-cell office:value-type="percentage" office:value="0.96174081854672322" table:style-name="ce39">
            <text:p>96,2%</text:p>
          </table:table-cell>
          <table:table-cell office:value-type="float" office:value="226777" table:style-name="ce38">
            <text:p>226.777</text:p>
          </table:table-cell>
          <table:table-cell office:value-type="percentage" office:value="0.89227131261385684" table:style-name="ce39">
            <text:p>89,2%</text:p>
          </table:table-cell>
          <table:table-cell office:value-type="float" office:value="158648" table:style-name="ce38">
            <text:p>158.648</text:p>
          </table:table-cell>
          <table:table-cell office:value-type="percentage" office:value="0.75907044396491918" table:style-name="ce39">
            <text:p>75,9%</text:p>
          </table:table-cell>
          <table:table-cell office:value-type="float" office:value="130983" table:style-name="ce38">
            <text:p>130.983</text:p>
          </table:table-cell>
          <table:table-cell office:value-type="percentage" office:value="0.76043263201894939" table:style-name="ce39">
            <text:p>76,0%</text:p>
          </table:table-cell>
          <table:table-cell office:value-type="float" office:value="107281" table:style-name="ce38">
            <text:p>107.281</text:p>
          </table:table-cell>
          <table:table-cell office:value-type="percentage" office:value="0.75606438609102566" table:style-name="ce39">
            <text:p>75,6%</text:p>
          </table:table-cell>
          <table:table-cell office:value-type="float" office:value="1152167" table:style-name="ce38">
            <text:p>1.152.16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7942482351082363" table:style-name="ce39">
            <text:p>87,9%</text:p>
          </table:table-cell>
          <table:table-cell office:value-type="percentage" office:value="0.76239287848279336" table:style-name="ce39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62" table:style-name="ce38">
            <text:p>42.462</text:p>
          </table:table-cell>
          <table:table-cell office:value-type="percentage" office:value="1" table:style-name="ce39">
            <text:p>100,0%</text:p>
          </table:table-cell>
          <table:table-cell office:value-type="float" office:value="55805" table:style-name="ce38">
            <text:p>55.805</text:p>
          </table:table-cell>
          <table:table-cell office:value-type="percentage" office:value="1" table:style-name="ce39">
            <text:p>100,0%</text:p>
          </table:table-cell>
          <table:table-cell office:value-type="float" office:value="71813" table:style-name="ce38">
            <text:p>71.813</text:p>
          </table:table-cell>
          <table:table-cell office:value-type="percentage" office:value="0.97249607280212336" table:style-name="ce39">
            <text:p>97,2%</text:p>
          </table:table-cell>
          <table:table-cell office:value-type="float" office:value="91068" table:style-name="ce38">
            <text:p>91.068</text:p>
          </table:table-cell>
          <table:table-cell office:value-type="percentage" office:value="0.94181645189980767" table:style-name="ce39">
            <text:p>94,2%</text:p>
          </table:table-cell>
          <table:table-cell office:value-type="float" office:value="93905" table:style-name="ce38">
            <text:p>93.905</text:p>
          </table:table-cell>
          <table:table-cell office:value-type="percentage" office:value="0.86947463935853042" table:style-name="ce39">
            <text:p>86,9%</text:p>
          </table:table-cell>
          <table:table-cell office:value-type="float" office:value="61358" table:style-name="ce38">
            <text:p>61.358</text:p>
          </table:table-cell>
          <table:table-cell office:value-type="percentage" office:value="0.75433053441683773" table:style-name="ce39">
            <text:p>75,4%</text:p>
          </table:table-cell>
          <table:table-cell office:value-type="float" office:value="51237" table:style-name="ce38">
            <text:p>51.237</text:p>
          </table:table-cell>
          <table:table-cell office:value-type="percentage" office:value="0.75208067286098024" table:style-name="ce39">
            <text:p>75,2%</text:p>
          </table:table-cell>
          <table:table-cell office:value-type="float" office:value="41728" table:style-name="ce38">
            <text:p>41.728</text:p>
          </table:table-cell>
          <table:table-cell office:value-type="percentage" office:value="0.74001560615733841" table:style-name="ce39">
            <text:p>74,0%</text:p>
          </table:table-cell>
          <table:table-cell office:value-type="float" office:value="509376" table:style-name="ce38">
            <text:p>509.37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7618903456413821" table:style-name="ce39">
            <text:p>87,6%</text:p>
          </table:table-cell>
          <table:table-cell office:value-type="percentage" office:value="0.77038462061987578" table:style-name="ce39">
            <text:p>77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914" table:style-name="ce38">
            <text:p>163.914</text:p>
          </table:table-cell>
          <table:table-cell office:value-type="percentage" office:value="1" table:style-name="ce39">
            <text:p>100,0%</text:p>
          </table:table-cell>
          <table:table-cell office:value-type="float" office:value="213404" table:style-name="ce38">
            <text:p>213.404</text:p>
          </table:table-cell>
          <table:table-cell office:value-type="percentage" office:value="1" table:style-name="ce39">
            <text:p>100,0%</text:p>
          </table:table-cell>
          <table:table-cell office:value-type="float" office:value="277113" table:style-name="ce38">
            <text:p>277.113</text:p>
          </table:table-cell>
          <table:table-cell office:value-type="percentage" office:value="0.98926884645454249" table:style-name="ce39">
            <text:p>98,9%</text:p>
          </table:table-cell>
          <table:table-cell office:value-type="float" office:value="320167" table:style-name="ce38">
            <text:p>320.167</text:p>
          </table:table-cell>
          <table:table-cell office:value-type="percentage" office:value="0.94173135241501627" table:style-name="ce39">
            <text:p>94,2%</text:p>
          </table:table-cell>
          <table:table-cell office:value-type="float" office:value="314232" table:style-name="ce38">
            <text:p>314.232</text:p>
          </table:table-cell>
          <table:table-cell office:value-type="percentage" office:value="0.8677253937089412" table:style-name="ce39">
            <text:p>86,8%</text:p>
          </table:table-cell>
          <table:table-cell office:value-type="float" office:value="192705" table:style-name="ce38">
            <text:p>192.705</text:p>
          </table:table-cell>
          <table:table-cell office:value-type="percentage" office:value="0.73962839147472781" table:style-name="ce39">
            <text:p>74,0%</text:p>
          </table:table-cell>
          <table:table-cell office:value-type="float" office:value="144998" table:style-name="ce38">
            <text:p>144.998</text:p>
          </table:table-cell>
          <table:table-cell office:value-type="percentage" office:value="0.71947165242589339" table:style-name="ce39">
            <text:p>71,9%</text:p>
          </table:table-cell>
          <table:table-cell office:value-type="float" office:value="122190" table:style-name="ce38">
            <text:p>122.190</text:p>
          </table:table-cell>
          <table:table-cell office:value-type="percentage" office:value="0.72470730578982956" table:style-name="ce39">
            <text:p>72,5%</text:p>
          </table:table-cell>
          <table:table-cell office:value-type="float" office:value="1748723" table:style-name="ce38">
            <text:p>1.748.72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8143812599454718" table:style-name="ce39">
            <text:p>88,1%</text:p>
          </table:table-cell>
          <table:table-cell office:value-type="percentage" office:value="0.78753427149872279" table:style-name="ce39">
            <text:p>78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9" table:style-name="ce38">
            <text:p>2.389</text:p>
          </table:table-cell>
          <table:table-cell office:value-type="percentage" office:value="0.9170825335892514" table:style-name="ce39">
            <text:p>91,7%</text:p>
          </table:table-cell>
          <table:table-cell office:value-type="float" office:value="3876" table:style-name="ce38">
            <text:p>3.876</text:p>
          </table:table-cell>
          <table:table-cell office:value-type="percentage" office:value="0.89763779527559051" table:style-name="ce39">
            <text:p>89,8%</text:p>
          </table:table-cell>
          <table:table-cell office:value-type="float" office:value="7562" table:style-name="ce38">
            <text:p>7.562</text:p>
          </table:table-cell>
          <table:table-cell office:value-type="percentage" office:value="0.96245386279750544" table:style-name="ce39">
            <text:p>96,2%</text:p>
          </table:table-cell>
          <table:table-cell office:value-type="float" office:value="10352" table:style-name="ce38">
            <text:p>10.352</text:p>
          </table:table-cell>
          <table:table-cell office:value-type="percentage" office:value="0.89581169955001727" table:style-name="ce39">
            <text:p>89,6%</text:p>
          </table:table-cell>
          <table:table-cell office:value-type="float" office:value="10780" table:style-name="ce38">
            <text:p>10.780</text:p>
          </table:table-cell>
          <table:table-cell office:value-type="percentage" office:value="0.8527131782945736" table:style-name="ce39">
            <text:p>85,3%</text:p>
          </table:table-cell>
          <table:table-cell office:value-type="float" office:value="8597" table:style-name="ce38">
            <text:p>8.597</text:p>
          </table:table-cell>
          <table:table-cell office:value-type="percentage" office:value="0.72280141247687912" table:style-name="ce39">
            <text:p>72,3%</text:p>
          </table:table-cell>
          <table:table-cell office:value-type="float" office:value="8034" table:style-name="ce38">
            <text:p>8.034</text:p>
          </table:table-cell>
          <table:table-cell office:value-type="percentage" office:value="0.73256132032461019" table:style-name="ce39">
            <text:p>73,3%</text:p>
          </table:table-cell>
          <table:table-cell office:value-type="float" office:value="6456" table:style-name="ce38">
            <text:p>6.456</text:p>
          </table:table-cell>
          <table:table-cell office:value-type="percentage" office:value="0.70742932281393822" table:style-name="ce39">
            <text:p>70,7%</text:p>
          </table:table-cell>
          <table:table-cell office:value-type="float" office:value="58046" table:style-name="ce38">
            <text:p>58.04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1795251180159234" table:style-name="ce39">
            <text:p>81,8%</text:p>
          </table:table-cell>
          <table:table-cell office:value-type="percentage" office:value="0.68936604831239168" table:style-name="ce39">
            <text:p>68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2003" table:style-name="ce38">
            <text:p>2.003</text:p>
          </table:table-cell>
          <table:table-cell office:value-type="percentage" office:value="0.85270327799063428" table:style-name="ce39">
            <text:p>85,3%</text:p>
          </table:table-cell>
          <table:table-cell office:value-type="float" office:value="3292" table:style-name="ce38">
            <text:p>3.292</text:p>
          </table:table-cell>
          <table:table-cell office:value-type="percentage" office:value="0.87833511205976522" table:style-name="ce39">
            <text:p>87,8%</text:p>
          </table:table-cell>
          <table:table-cell office:value-type="float" office:value="7067" table:style-name="ce38">
            <text:p>7.067</text:p>
          </table:table-cell>
          <table:table-cell office:value-type="percentage" office:value="0.90290021719688263" table:style-name="ce39">
            <text:p>90,3%</text:p>
          </table:table-cell>
          <table:table-cell office:value-type="float" office:value="9511" table:style-name="ce38">
            <text:p>9.511</text:p>
          </table:table-cell>
          <table:table-cell office:value-type="percentage" office:value="0.84175590760244268" table:style-name="ce39">
            <text:p>84,2%</text:p>
          </table:table-cell>
          <table:table-cell office:value-type="float" office:value="9799" table:style-name="ce38">
            <text:p>9.799</text:p>
          </table:table-cell>
          <table:table-cell office:value-type="percentage" office:value="0.81644725879020164" table:style-name="ce39">
            <text:p>81,6%</text:p>
          </table:table-cell>
          <table:table-cell office:value-type="float" office:value="8210" table:style-name="ce38">
            <text:p>8.210</text:p>
          </table:table-cell>
          <table:table-cell office:value-type="percentage" office:value="0.67666694139948902" table:style-name="ce39">
            <text:p>67,7%</text:p>
          </table:table-cell>
          <table:table-cell office:value-type="float" office:value="7958" table:style-name="ce38">
            <text:p>7.958</text:p>
          </table:table-cell>
          <table:table-cell office:value-type="percentage" office:value="0.66344310129220507" table:style-name="ce39">
            <text:p>66,3%</text:p>
          </table:table-cell>
          <table:table-cell office:value-type="float" office:value="6689" table:style-name="ce38">
            <text:p>6.689</text:p>
          </table:table-cell>
          <table:table-cell office:value-type="percentage" office:value="0.69866304574890326" table:style-name="ce39">
            <text:p>69,9%</text:p>
          </table:table-cell>
          <table:table-cell office:value-type="float" office:value="54529" table:style-name="ce38">
            <text:p>54.52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6880454551863187" table:style-name="ce39">
            <text:p>76,9%</text:p>
          </table:table-cell>
          <table:table-cell office:value-type="percentage" office:value="0.62622306950250362" table:style-name="ce39">
            <text:p>62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6" table:style-name="ce38">
            <text:p>3.516</text:p>
          </table:table-cell>
          <table:table-cell office:value-type="string" table:style-name="ce39">
            <text:p>-</text:p>
          </table:table-cell>
          <table:table-cell office:value-type="float" office:value="9489" table:style-name="ce38">
            <text:p>9.489</text:p>
          </table:table-cell>
          <table:table-cell office:value-type="string" table:style-name="ce39">
            <text:p>-</text:p>
          </table:table-cell>
          <table:table-cell office:value-type="float" office:value="21895" table:style-name="ce38">
            <text:p>21.895</text:p>
          </table:table-cell>
          <table:table-cell office:value-type="string" table:style-name="ce39">
            <text:p>-</text:p>
          </table:table-cell>
          <table:table-cell office:value-type="float" office:value="31577" table:style-name="ce38">
            <text:p>31.577</text:p>
          </table:table-cell>
          <table:table-cell office:value-type="string" table:style-name="ce39">
            <text:p>-</text:p>
          </table:table-cell>
          <table:table-cell office:value-type="float" office:value="24209" table:style-name="ce38">
            <text:p>24.209</text:p>
          </table:table-cell>
          <table:table-cell office:value-type="string" table:style-name="ce39">
            <text:p>-</text:p>
          </table:table-cell>
          <table:table-cell office:value-type="float" office:value="1056" table:style-name="ce38">
            <text:p>1.056</text:p>
          </table:table-cell>
          <table:table-cell office:value-type="string" table:style-name="ce39">
            <text:p>-</text:p>
          </table:table-cell>
          <table:table-cell office:value-type="float" office:value="91792" table:style-name="ce38">
            <text:p>91.79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8" table:style-name="ce41">
            <text:p>168</text:p>
          </table:table-cell>
          <table:table-cell office:value-type="string" table:style-name="ce42">
            <text:p>-</text:p>
          </table:table-cell>
          <table:table-cell office:value-type="float" office:value="480" table:style-name="ce41">
            <text:p>480</text:p>
          </table:table-cell>
          <table:table-cell office:value-type="string" table:style-name="ce42">
            <text:p>-</text:p>
          </table:table-cell>
          <table:table-cell office:value-type="float" office:value="921" table:style-name="ce41">
            <text:p>921</text:p>
          </table:table-cell>
          <table:table-cell office:value-type="string" table:style-name="ce42">
            <text:p>-</text:p>
          </table:table-cell>
          <table:table-cell office:value-type="float" office:value="1028" table:style-name="ce41">
            <text:p>1.028</text:p>
          </table:table-cell>
          <table:table-cell office:value-type="string" table:style-name="ce42">
            <text:p>-</text:p>
          </table:table-cell>
          <table:table-cell office:value-type="float" office:value="946" table:style-name="ce41">
            <text:p>946</text:p>
          </table:table-cell>
          <table:table-cell office:value-type="string" table:style-name="ce42">
            <text:p>-</text:p>
          </table:table-cell>
          <table:table-cell office:value-type="float" office:value="135" table:style-name="ce41">
            <text:p>135</text:p>
          </table:table-cell>
          <table:table-cell office:value-type="string" table:style-name="ce42">
            <text:p>-</text:p>
          </table:table-cell>
          <table:table-cell office:value-type="float" office:value="3721" table:style-name="ce41">
            <text:p>3.721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8797" table:style-name="ce45">
            <text:p>2.928.797</text:p>
          </table:table-cell>
          <table:table-cell office:value-type="percentage" office:value="1" table:style-name="ce46">
            <text:p>100,0%</text:p>
          </table:table-cell>
          <table:table-cell office:value-type="float" office:value="3931078" table:style-name="ce45">
            <text:p>3.931.078</text:p>
          </table:table-cell>
          <table:table-cell office:value-type="percentage" office:value="0.99268518413300855" table:style-name="ce46">
            <text:p>99,3%</text:p>
          </table:table-cell>
          <table:table-cell office:value-type="float" office:value="5234006" table:style-name="ce45">
            <text:p>5.234.006</text:p>
          </table:table-cell>
          <table:table-cell office:value-type="percentage" office:value="0.98070446502951292" table:style-name="ce46">
            <text:p>98,1%</text:p>
          </table:table-cell>
          <table:table-cell office:value-type="float" office:value="6595052" table:style-name="ce45">
            <text:p>6.595.052</text:p>
          </table:table-cell>
          <table:table-cell office:value-type="percentage" office:value="0.93768876258192091" table:style-name="ce46">
            <text:p>93,8%</text:p>
          </table:table-cell>
          <table:table-cell office:value-type="float" office:value="6824037" table:style-name="ce45">
            <text:p>6.824.037</text:p>
          </table:table-cell>
          <table:table-cell office:value-type="percentage" office:value="0.86470659121052817" table:style-name="ce46">
            <text:p>86,5%</text:p>
          </table:table-cell>
          <table:table-cell office:value-type="float" office:value="4658203" table:style-name="ce45">
            <text:p>4.658.203</text:p>
          </table:table-cell>
          <table:table-cell office:value-type="percentage" office:value="0.74765677276413745" table:style-name="ce46">
            <text:p>74,8%</text:p>
          </table:table-cell>
          <table:table-cell office:value-type="float" office:value="3646956" table:style-name="ce45">
            <text:p>3.646.956</text:p>
          </table:table-cell>
          <table:table-cell office:value-type="percentage" office:value="0.73755743593062384" table:style-name="ce46">
            <text:p>73,8%</text:p>
          </table:table-cell>
          <table:table-cell office:value-type="float" office:value="2878748" table:style-name="ce45">
            <text:p>2.878.748</text:p>
          </table:table-cell>
          <table:table-cell office:value-type="percentage" office:value="0.74028810760241381" table:style-name="ce46">
            <text:p>74,0%</text:p>
          </table:table-cell>
          <table:table-cell office:value-type="float" office:value="36696877" table:style-name="ce45">
            <text:p>36.696.877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7124947118135121" table:style-name="ce46">
            <text:p>87,1%</text:p>
          </table:table-cell>
          <table:table-cell office:value-type="percentage" office:value="0.7733669583407401" table:style-name="ce46">
            <text:p>77,3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591" table:style-name="ce35">
            <text:p>426.591</text:p>
          </table:table-cell>
          <table:table-cell office:value-type="percentage" office:value="1" table:style-name="ce36">
            <text:p>100,0%</text:p>
          </table:table-cell>
          <table:table-cell office:value-type="float" office:value="646761" table:style-name="ce35">
            <text:p>646.761</text:p>
          </table:table-cell>
          <table:table-cell office:value-type="percentage" office:value="0.99443403174446976" table:style-name="ce36">
            <text:p>99,4%</text:p>
          </table:table-cell>
          <table:table-cell office:value-type="float" office:value="902572" table:style-name="ce35">
            <text:p>902.572</text:p>
          </table:table-cell>
          <table:table-cell office:value-type="percentage" office:value="0.98518250892051162" table:style-name="ce36">
            <text:p>98,5%</text:p>
          </table:table-cell>
          <table:table-cell office:value-type="float" office:value="1181278" table:style-name="ce35">
            <text:p>1.181.278</text:p>
          </table:table-cell>
          <table:table-cell office:value-type="percentage" office:value="0.93380109895408847" table:style-name="ce36">
            <text:p>93,4%</text:p>
          </table:table-cell>
          <table:table-cell office:value-type="float" office:value="1190953" table:style-name="ce35">
            <text:p>1.190.953</text:p>
          </table:table-cell>
          <table:table-cell office:value-type="percentage" office:value="0.85982309037378868" table:style-name="ce36">
            <text:p>86,0%</text:p>
          </table:table-cell>
          <table:table-cell office:value-type="float" office:value="830561" table:style-name="ce35">
            <text:p>830.561</text:p>
          </table:table-cell>
          <table:table-cell office:value-type="percentage" office:value="0.72842362462583876" table:style-name="ce36">
            <text:p>72,8%</text:p>
          </table:table-cell>
          <table:table-cell office:value-type="float" office:value="619075" table:style-name="ce35">
            <text:p>619.075</text:p>
          </table:table-cell>
          <table:table-cell office:value-type="percentage" office:value="0.66662395334413016" table:style-name="ce36">
            <text:p>66,7%</text:p>
          </table:table-cell>
          <table:table-cell office:value-type="float" office:value="336477" table:style-name="ce35">
            <text:p>336.477</text:p>
          </table:table-cell>
          <table:table-cell office:value-type="percentage" office:value="0.44690380086783627" table:style-name="ce36">
            <text:p>44,7%</text:p>
          </table:table-cell>
          <table:table-cell office:value-type="float" office:value="6134268" table:style-name="ce35">
            <text:p>6.134.268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2317345401722364" table:style-name="ce36">
            <text:p>82,3%</text:p>
          </table:table-cell>
          <table:table-cell office:value-type="percentage" office:value="0.72471291859528086" table:style-name="ce36">
            <text:p>72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638" table:style-name="ce38">
            <text:p>99.638</text:p>
          </table:table-cell>
          <table:table-cell office:value-type="percentage" office:value="1" table:style-name="ce39">
            <text:p>100,0%</text:p>
          </table:table-cell>
          <table:table-cell office:value-type="float" office:value="118103" table:style-name="ce38">
            <text:p>118.103</text:p>
          </table:table-cell>
          <table:table-cell office:value-type="percentage" office:value="0.99283762767433059" table:style-name="ce39">
            <text:p>99,3%</text:p>
          </table:table-cell>
          <table:table-cell office:value-type="float" office:value="150748" table:style-name="ce38">
            <text:p>150.748</text:p>
          </table:table-cell>
          <table:table-cell office:value-type="percentage" office:value="0.96406530789744638" table:style-name="ce39">
            <text:p>96,4%</text:p>
          </table:table-cell>
          <table:table-cell office:value-type="float" office:value="181146" table:style-name="ce38">
            <text:p>181.146</text:p>
          </table:table-cell>
          <table:table-cell office:value-type="percentage" office:value="0.91365135726750935" table:style-name="ce39">
            <text:p>91,4%</text:p>
          </table:table-cell>
          <table:table-cell office:value-type="float" office:value="179733" table:style-name="ce38">
            <text:p>179.733</text:p>
          </table:table-cell>
          <table:table-cell office:value-type="percentage" office:value="0.83618912921100008" table:style-name="ce39">
            <text:p>83,6%</text:p>
          </table:table-cell>
          <table:table-cell office:value-type="float" office:value="111916" table:style-name="ce38">
            <text:p>111.916</text:p>
          </table:table-cell>
          <table:table-cell office:value-type="percentage" office:value="0.68122664134497157" table:style-name="ce39">
            <text:p>68,1%</text:p>
          </table:table-cell>
          <table:table-cell office:value-type="float" office:value="86672" table:style-name="ce38">
            <text:p>86.672</text:p>
          </table:table-cell>
          <table:table-cell office:value-type="percentage" office:value="0.6646574796205551" table:style-name="ce39">
            <text:p>66,5%</text:p>
          </table:table-cell>
          <table:table-cell office:value-type="float" office:value="47261" table:style-name="ce38">
            <text:p>47.261</text:p>
          </table:table-cell>
          <table:table-cell office:value-type="percentage" office:value="0.45835960003491449" table:style-name="ce39">
            <text:p>45,8%</text:p>
          </table:table-cell>
          <table:table-cell office:value-type="float" office:value="975217" table:style-name="ce38">
            <text:p>975.217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2287488165895162" table:style-name="ce39">
            <text:p>82,3%</text:p>
          </table:table-cell>
          <table:table-cell office:value-type="percentage" office:value="0.7335817678922153" table:style-name="ce3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887" table:style-name="ce38">
            <text:p>87.887</text:p>
          </table:table-cell>
          <table:table-cell office:value-type="percentage" office:value="1" table:style-name="ce39">
            <text:p>100,0%</text:p>
          </table:table-cell>
          <table:table-cell office:value-type="float" office:value="113651" table:style-name="ce38">
            <text:p>113.651</text:p>
          </table:table-cell>
          <table:table-cell office:value-type="percentage" office:value="1" table:style-name="ce39">
            <text:p>100,0%</text:p>
          </table:table-cell>
          <table:table-cell office:value-type="float" office:value="145508" table:style-name="ce38">
            <text:p>145.508</text:p>
          </table:table-cell>
          <table:table-cell office:value-type="percentage" office:value="0.97230909042311497" table:style-name="ce39">
            <text:p>97,2%</text:p>
          </table:table-cell>
          <table:table-cell office:value-type="float" office:value="150903" table:style-name="ce38">
            <text:p>150.903</text:p>
          </table:table-cell>
          <table:table-cell office:value-type="percentage" office:value="0.92780595776076735" table:style-name="ce39">
            <text:p>92,8%</text:p>
          </table:table-cell>
          <table:table-cell office:value-type="float" office:value="146783" table:style-name="ce38">
            <text:p>146.783</text:p>
          </table:table-cell>
          <table:table-cell office:value-type="percentage" office:value="0.87897696310623796" table:style-name="ce39">
            <text:p>87,9%</text:p>
          </table:table-cell>
          <table:table-cell office:value-type="float" office:value="83603" table:style-name="ce38">
            <text:p>83.603</text:p>
          </table:table-cell>
          <table:table-cell office:value-type="percentage" office:value="0.73046980804012196" table:style-name="ce39">
            <text:p>73,0%</text:p>
          </table:table-cell>
          <table:table-cell office:value-type="float" office:value="56104" table:style-name="ce38">
            <text:p>56.104</text:p>
          </table:table-cell>
          <table:table-cell office:value-type="percentage" office:value="0.70918077132130808" table:style-name="ce39">
            <text:p>70,9%</text:p>
          </table:table-cell>
          <table:table-cell office:value-type="float" office:value="31576" table:style-name="ce38">
            <text:p>31.576</text:p>
          </table:table-cell>
          <table:table-cell office:value-type="percentage" office:value="0.49337500000000001" table:style-name="ce39">
            <text:p>49,3%</text:p>
          </table:table-cell>
          <table:table-cell office:value-type="float" office:value="816015" table:style-name="ce38">
            <text:p>816.015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7374602083460484" table:style-name="ce39">
            <text:p>87,4%</text:p>
          </table:table-cell>
          <table:table-cell office:value-type="percentage" office:value="0.8009695872726702" table:style-name="ce39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566" table:style-name="ce38">
            <text:p>50.566</text:p>
          </table:table-cell>
          <table:table-cell office:value-type="percentage" office:value="1" table:style-name="ce39">
            <text:p>100,0%</text:p>
          </table:table-cell>
          <table:table-cell office:value-type="float" office:value="78256" table:style-name="ce38">
            <text:p>78.256</text:p>
          </table:table-cell>
          <table:table-cell office:value-type="percentage" office:value="0.97193104476128966" table:style-name="ce39">
            <text:p>97,2%</text:p>
          </table:table-cell>
          <table:table-cell office:value-type="float" office:value="106645" table:style-name="ce38">
            <text:p>106.645</text:p>
          </table:table-cell>
          <table:table-cell office:value-type="percentage" office:value="0.90969965282220577" table:style-name="ce39">
            <text:p>91,0%</text:p>
          </table:table-cell>
          <table:table-cell office:value-type="float" office:value="144221" table:style-name="ce38">
            <text:p>144.221</text:p>
          </table:table-cell>
          <table:table-cell office:value-type="percentage" office:value="0.86986495533694819" table:style-name="ce39">
            <text:p>87,0%</text:p>
          </table:table-cell>
          <table:table-cell office:value-type="float" office:value="156878" table:style-name="ce38">
            <text:p>156.878</text:p>
          </table:table-cell>
          <table:table-cell office:value-type="percentage" office:value="0.76090836777059934" table:style-name="ce39">
            <text:p>76,1%</text:p>
          </table:table-cell>
          <table:table-cell office:value-type="float" office:value="110151" table:style-name="ce38">
            <text:p>110.151</text:p>
          </table:table-cell>
          <table:table-cell office:value-type="percentage" office:value="0.60460406066294525" table:style-name="ce39">
            <text:p>60,5%</text:p>
          </table:table-cell>
          <table:table-cell office:value-type="float" office:value="81174" table:style-name="ce38">
            <text:p>81.174</text:p>
          </table:table-cell>
          <table:table-cell office:value-type="percentage" office:value="0.58846471705499415" table:style-name="ce39">
            <text:p>58,8%</text:p>
          </table:table-cell>
          <table:table-cell office:value-type="float" office:value="58070" table:style-name="ce38">
            <text:p>58.070</text:p>
          </table:table-cell>
          <table:table-cell office:value-type="percentage" office:value="0.6081901968998743" table:style-name="ce39">
            <text:p>60,8%</text:p>
          </table:table-cell>
          <table:table-cell office:value-type="float" office:value="785961" table:style-name="ce38">
            <text:p>785.96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5948020373632552" table:style-name="ce39">
            <text:p>75,9%</text:p>
          </table:table-cell>
          <table:table-cell office:value-type="percentage" office:value="0.67087678386538097" table:style-name="ce39">
            <text:p>67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301" table:style-name="ce38">
            <text:p>91.301</text:p>
          </table:table-cell>
          <table:table-cell office:value-type="percentage" office:value="1" table:style-name="ce39">
            <text:p>100,0%</text:p>
          </table:table-cell>
          <table:table-cell office:value-type="float" office:value="149340" table:style-name="ce38">
            <text:p>149.340</text:p>
          </table:table-cell>
          <table:table-cell office:value-type="percentage" office:value="0.96640803463382752" table:style-name="ce39">
            <text:p>96,6%</text:p>
          </table:table-cell>
          <table:table-cell office:value-type="float" office:value="213536" table:style-name="ce38">
            <text:p>213.536</text:p>
          </table:table-cell>
          <table:table-cell office:value-type="percentage" office:value="0.90830823677539008" table:style-name="ce39">
            <text:p>90,8%</text:p>
          </table:table-cell>
          <table:table-cell office:value-type="float" office:value="313566" table:style-name="ce38">
            <text:p>313.566</text:p>
          </table:table-cell>
          <table:table-cell office:value-type="percentage" office:value="0.89459419363673709" table:style-name="ce39">
            <text:p>89,5%</text:p>
          </table:table-cell>
          <table:table-cell office:value-type="float" office:value="305002" table:style-name="ce38">
            <text:p>305.002</text:p>
          </table:table-cell>
          <table:table-cell office:value-type="percentage" office:value="0.78624163495942501" table:style-name="ce39">
            <text:p>78,6%</text:p>
          </table:table-cell>
          <table:table-cell office:value-type="float" office:value="206170" table:style-name="ce38">
            <text:p>206.170</text:p>
          </table:table-cell>
          <table:table-cell office:value-type="percentage" office:value="0.66306676014845589" table:style-name="ce39">
            <text:p>66,3%</text:p>
          </table:table-cell>
          <table:table-cell office:value-type="float" office:value="159505" table:style-name="ce38">
            <text:p>159.505</text:p>
          </table:table-cell>
          <table:table-cell office:value-type="percentage" office:value="0.63358993914549466" table:style-name="ce39">
            <text:p>63,4%</text:p>
          </table:table-cell>
          <table:table-cell office:value-type="float" office:value="104872" table:style-name="ce38">
            <text:p>104.872</text:p>
          </table:table-cell>
          <table:table-cell office:value-type="percentage" office:value="0.58328003248107585" table:style-name="ce39">
            <text:p>58,3%</text:p>
          </table:table-cell>
          <table:table-cell office:value-type="float" office:value="1543292" table:style-name="ce38">
            <text:p>1.543.29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8708306005689588" table:style-name="ce39">
            <text:p>78,7%</text:p>
          </table:table-cell>
          <table:table-cell office:value-type="percentage" office:value="0.70924910108311212" table:style-name="ce39">
            <text:p>70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81" table:style-name="ce38">
            <text:p>41.881</text:p>
          </table:table-cell>
          <table:table-cell office:value-type="percentage" office:value="1" table:style-name="ce39">
            <text:p>100,0%</text:p>
          </table:table-cell>
          <table:table-cell office:value-type="float" office:value="55645" table:style-name="ce38">
            <text:p>55.645</text:p>
          </table:table-cell>
          <table:table-cell office:value-type="percentage" office:value="1" table:style-name="ce39">
            <text:p>100,0%</text:p>
          </table:table-cell>
          <table:table-cell office:value-type="float" office:value="74937" table:style-name="ce38">
            <text:p>74.937</text:p>
          </table:table-cell>
          <table:table-cell office:value-type="percentage" office:value="0.96886676578964381" table:style-name="ce39">
            <text:p>96,9%</text:p>
          </table:table-cell>
          <table:table-cell office:value-type="float" office:value="81594" table:style-name="ce38">
            <text:p>81.594</text:p>
          </table:table-cell>
          <table:table-cell office:value-type="percentage" office:value="0.9069627851140456" table:style-name="ce39">
            <text:p>90,7%</text:p>
          </table:table-cell>
          <table:table-cell office:value-type="float" office:value="82832" table:style-name="ce38">
            <text:p>82.832</text:p>
          </table:table-cell>
          <table:table-cell office:value-type="percentage" office:value="0.84722151193118478" table:style-name="ce39">
            <text:p>84,7%</text:p>
          </table:table-cell>
          <table:table-cell office:value-type="float" office:value="44533" table:style-name="ce38">
            <text:p>44.533</text:p>
          </table:table-cell>
          <table:table-cell office:value-type="percentage" office:value="0.63191576915982006" table:style-name="ce39">
            <text:p>63,2%</text:p>
          </table:table-cell>
          <table:table-cell office:value-type="float" office:value="25697" table:style-name="ce38">
            <text:p>25.697</text:p>
          </table:table-cell>
          <table:table-cell office:value-type="percentage" office:value="0.50880110880110885" table:style-name="ce39">
            <text:p>50,9%</text:p>
          </table:table-cell>
          <table:table-cell office:value-type="float" office:value="4452" table:style-name="ce38">
            <text:p>4.452</text:p>
          </table:table-cell>
          <table:table-cell office:value-type="percentage" office:value="0.10126697450128518" table:style-name="ce39">
            <text:p>10,1%</text:p>
          </table:table-cell>
          <table:table-cell office:value-type="float" office:value="411571" table:style-name="ce38">
            <text:p>411.57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8525052134310958" table:style-name="ce39">
            <text:p>78,5%</text:p>
          </table:table-cell>
          <table:table-cell office:value-type="percentage" office:value="0.70606874190477009" table:style-name="ce39">
            <text:p>70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275" table:style-name="ce38">
            <text:p>226.275</text:p>
          </table:table-cell>
          <table:table-cell office:value-type="percentage" office:value="1" table:style-name="ce39">
            <text:p>100,0%</text:p>
          </table:table-cell>
          <table:table-cell office:value-type="float" office:value="248411" table:style-name="ce38">
            <text:p>248.411</text:p>
          </table:table-cell>
          <table:table-cell office:value-type="percentage" office:value="1" table:style-name="ce39">
            <text:p>100,0%</text:p>
          </table:table-cell>
          <table:table-cell office:value-type="float" office:value="311228" table:style-name="ce38">
            <text:p>311.228</text:p>
          </table:table-cell>
          <table:table-cell office:value-type="percentage" office:value="0.97693792670485757" table:style-name="ce39">
            <text:p>97,7%</text:p>
          </table:table-cell>
          <table:table-cell office:value-type="float" office:value="342406" table:style-name="ce38">
            <text:p>342.406</text:p>
          </table:table-cell>
          <table:table-cell office:value-type="percentage" office:value="0.89829081130714239" table:style-name="ce39">
            <text:p>89,8%</text:p>
          </table:table-cell>
          <table:table-cell office:value-type="float" office:value="306507" table:style-name="ce38">
            <text:p>306.507</text:p>
          </table:table-cell>
          <table:table-cell office:value-type="percentage" office:value="0.84366303794332587" table:style-name="ce39">
            <text:p>84,4%</text:p>
          </table:table-cell>
          <table:table-cell office:value-type="float" office:value="192424" table:style-name="ce38">
            <text:p>192.424</text:p>
          </table:table-cell>
          <table:table-cell office:value-type="percentage" office:value="0.7185818367857556" table:style-name="ce39">
            <text:p>71,9%</text:p>
          </table:table-cell>
          <table:table-cell office:value-type="float" office:value="135127" table:style-name="ce38">
            <text:p>135.127</text:p>
          </table:table-cell>
          <table:table-cell office:value-type="percentage" office:value="0.64039411201577201" table:style-name="ce39">
            <text:p>64,0%</text:p>
          </table:table-cell>
          <table:table-cell office:value-type="float" office:value="29086" table:style-name="ce38">
            <text:p>29.086</text:p>
          </table:table-cell>
          <table:table-cell office:value-type="percentage" office:value="0.17591416578969651" table:style-name="ce39">
            <text:p>17,6%</text:p>
          </table:table-cell>
          <table:table-cell office:value-type="float" office:value="1791464" table:style-name="ce38">
            <text:p>1.791.46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2318737757053062" table:style-name="ce39">
            <text:p>82,3%</text:p>
          </table:table-cell>
          <table:table-cell office:value-type="percentage" office:value="0.74802728110106487" table:style-name="ce39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61" table:style-name="ce38">
            <text:p>135.561</text:p>
          </table:table-cell>
          <table:table-cell office:value-type="percentage" office:value="1" table:style-name="ce39">
            <text:p>100,0%</text:p>
          </table:table-cell>
          <table:table-cell office:value-type="float" office:value="156455" table:style-name="ce38">
            <text:p>156.455</text:p>
          </table:table-cell>
          <table:table-cell office:value-type="percentage" office:value="0.9833690548770907" table:style-name="ce39">
            <text:p>98,3%</text:p>
          </table:table-cell>
          <table:table-cell office:value-type="float" office:value="212059" table:style-name="ce38">
            <text:p>212.059</text:p>
          </table:table-cell>
          <table:table-cell office:value-type="percentage" office:value="0.97077054073355185" table:style-name="ce39">
            <text:p>97,1%</text:p>
          </table:table-cell>
          <table:table-cell office:value-type="float" office:value="273948" table:style-name="ce38">
            <text:p>273.948</text:p>
          </table:table-cell>
          <table:table-cell office:value-type="percentage" office:value="0.89095154775301" table:style-name="ce39">
            <text:p>89,1%</text:p>
          </table:table-cell>
          <table:table-cell office:value-type="float" office:value="269998" table:style-name="ce38">
            <text:p>269.998</text:p>
          </table:table-cell>
          <table:table-cell office:value-type="percentage" office:value="0.81667851363409505" table:style-name="ce39">
            <text:p>81,7%</text:p>
          </table:table-cell>
          <table:table-cell office:value-type="float" office:value="183086" table:style-name="ce38">
            <text:p>183.086</text:p>
          </table:table-cell>
          <table:table-cell office:value-type="percentage" office:value="0.68854949774540153" table:style-name="ce39">
            <text:p>68,9%</text:p>
          </table:table-cell>
          <table:table-cell office:value-type="float" office:value="141014" table:style-name="ce38">
            <text:p>141.014</text:p>
          </table:table-cell>
          <table:table-cell office:value-type="percentage" office:value="0.64658923650436295" table:style-name="ce39">
            <text:p>64,7%</text:p>
          </table:table-cell>
          <table:table-cell office:value-type="float" office:value="65378" table:style-name="ce38">
            <text:p>65.378</text:p>
          </table:table-cell>
          <table:table-cell office:value-type="percentage" office:value="0.37579610512036421" table:style-name="ce39">
            <text:p>37,6%</text:p>
          </table:table-cell>
          <table:table-cell office:value-type="float" office:value="1437499" table:style-name="ce38">
            <text:p>1.437.49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9473226211642733" table:style-name="ce39">
            <text:p>79,5%</text:p>
          </table:table-cell>
          <table:table-cell office:value-type="percentage" office:value="0.70285753960085484" table:style-name="ce39">
            <text:p>70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7507" table:style-name="ce38">
            <text:p>447.507</text:p>
          </table:table-cell>
          <table:table-cell office:value-type="percentage" office:value="1" table:style-name="ce39">
            <text:p>100,0%</text:p>
          </table:table-cell>
          <table:table-cell office:value-type="float" office:value="609636" table:style-name="ce38">
            <text:p>609.636</text:p>
          </table:table-cell>
          <table:table-cell office:value-type="percentage" office:value="0.95961542094029206" table:style-name="ce39">
            <text:p>96,0%</text:p>
          </table:table-cell>
          <table:table-cell office:value-type="float" office:value="768410" table:style-name="ce38">
            <text:p>768.410</text:p>
          </table:table-cell>
          <table:table-cell office:value-type="percentage" office:value="0.91741246251122277" table:style-name="ce39">
            <text:p>91,7%</text:p>
          </table:table-cell>
          <table:table-cell office:value-type="float" office:value="975995" table:style-name="ce38">
            <text:p>975.995</text:p>
          </table:table-cell>
          <table:table-cell office:value-type="percentage" office:value="0.89394841451574492" table:style-name="ce39">
            <text:p>89,4%</text:p>
          </table:table-cell>
          <table:table-cell office:value-type="float" office:value="1054933" table:style-name="ce38">
            <text:p>1.054.933</text:p>
          </table:table-cell>
          <table:table-cell office:value-type="percentage" office:value="0.80116118792030411" table:style-name="ce39">
            <text:p>80,1%</text:p>
          </table:table-cell>
          <table:table-cell office:value-type="float" office:value="654367" table:style-name="ce38">
            <text:p>654.367</text:p>
          </table:table-cell>
          <table:table-cell office:value-type="percentage" office:value="0.62639711597737813" table:style-name="ce39">
            <text:p>62,6%</text:p>
          </table:table-cell>
          <table:table-cell office:value-type="float" office:value="493860" table:style-name="ce38">
            <text:p>493.860</text:p>
          </table:table-cell>
          <table:table-cell office:value-type="percentage" office:value="0.58867492713976644" table:style-name="ce39">
            <text:p>58,9%</text:p>
          </table:table-cell>
          <table:table-cell office:value-type="float" office:value="302977" table:style-name="ce38">
            <text:p>302.977</text:p>
          </table:table-cell>
          <table:table-cell office:value-type="percentage" office:value="0.46173834060283525" table:style-name="ce39">
            <text:p>46,2%</text:p>
          </table:table-cell>
          <table:table-cell office:value-type="float" office:value="5307685" table:style-name="ce38">
            <text:p>5.307.685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7277326756314457" table:style-name="ce39">
            <text:p>77,3%</text:p>
          </table:table-cell>
          <table:table-cell office:value-type="percentage" office:value="0.68217972183974795" table:style-name="ce39">
            <text:p>68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311" table:style-name="ce38">
            <text:p>292.311</text:p>
          </table:table-cell>
          <table:table-cell office:value-type="percentage" office:value="1" table:style-name="ce39">
            <text:p>100,0%</text:p>
          </table:table-cell>
          <table:table-cell office:value-type="float" office:value="429908" table:style-name="ce38">
            <text:p>429.908</text:p>
          </table:table-cell>
          <table:table-cell office:value-type="percentage" office:value="0.98183445925885326" table:style-name="ce39">
            <text:p>98,2%</text:p>
          </table:table-cell>
          <table:table-cell office:value-type="float" office:value="547113" table:style-name="ce38">
            <text:p>547.113</text:p>
          </table:table-cell>
          <table:table-cell office:value-type="percentage" office:value="0.94211575815183701" table:style-name="ce39">
            <text:p>94,2%</text:p>
          </table:table-cell>
          <table:table-cell office:value-type="float" office:value="702074" table:style-name="ce38">
            <text:p>702.074</text:p>
          </table:table-cell>
          <table:table-cell office:value-type="percentage" office:value="0.93319456517982702" table:style-name="ce39">
            <text:p>93,3%</text:p>
          </table:table-cell>
          <table:table-cell office:value-type="float" office:value="725130" table:style-name="ce38">
            <text:p>725.130</text:p>
          </table:table-cell>
          <table:table-cell office:value-type="percentage" office:value="0.85150330911191796" table:style-name="ce39">
            <text:p>85,2%</text:p>
          </table:table-cell>
          <table:table-cell office:value-type="float" office:value="446597" table:style-name="ce38">
            <text:p>446.597</text:p>
          </table:table-cell>
          <table:table-cell office:value-type="percentage" office:value="0.68838659656359291" table:style-name="ce39">
            <text:p>68,8%</text:p>
          </table:table-cell>
          <table:table-cell office:value-type="float" office:value="334319" table:style-name="ce38">
            <text:p>334.319</text:p>
          </table:table-cell>
          <table:table-cell office:value-type="percentage" office:value="0.64774686801284953" table:style-name="ce39">
            <text:p>64,8%</text:p>
          </table:table-cell>
          <table:table-cell office:value-type="float" office:value="153268" table:style-name="ce38">
            <text:p>153.268</text:p>
          </table:table-cell>
          <table:table-cell office:value-type="percentage" office:value="0.36102899434905816" table:style-name="ce39">
            <text:p>36,1%</text:p>
          </table:table-cell>
          <table:table-cell office:value-type="float" office:value="3630720" table:style-name="ce38">
            <text:p>3.630.720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0890122868449954" table:style-name="ce39">
            <text:p>80,9%</text:p>
          </table:table-cell>
          <table:table-cell office:value-type="percentage" office:value="0.71790915128922184" table:style-name="ce39">
            <text:p>71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102" table:style-name="ce38">
            <text:p>77.102</text:p>
          </table:table-cell>
          <table:table-cell office:value-type="percentage" office:value="1" table:style-name="ce39">
            <text:p>100,0%</text:p>
          </table:table-cell>
          <table:table-cell office:value-type="float" office:value="95088" table:style-name="ce38">
            <text:p>95.088</text:p>
          </table:table-cell>
          <table:table-cell office:value-type="percentage" office:value="1" table:style-name="ce39">
            <text:p>100,0%</text:p>
          </table:table-cell>
          <table:table-cell office:value-type="float" office:value="129747" table:style-name="ce38">
            <text:p>129.747</text:p>
          </table:table-cell>
          <table:table-cell office:value-type="percentage" office:value="1.0355156148989999" table:style-name="ce39">
            <text:p>103,6%</text:p>
          </table:table-cell>
          <table:table-cell office:value-type="float" office:value="158862" table:style-name="ce38">
            <text:p>158.862</text:p>
          </table:table-cell>
          <table:table-cell office:value-type="percentage" office:value="0.93881193267776097" table:style-name="ce39">
            <text:p>93,9%</text:p>
          </table:table-cell>
          <table:table-cell office:value-type="float" office:value="142300" table:style-name="ce38">
            <text:p>142.300</text:p>
          </table:table-cell>
          <table:table-cell office:value-type="percentage" office:value="0.89219657165786803" table:style-name="ce39">
            <text:p>89,2%</text:p>
          </table:table-cell>
          <table:table-cell office:value-type="float" office:value="105260" table:style-name="ce38">
            <text:p>105.260</text:p>
          </table:table-cell>
          <table:table-cell office:value-type="percentage" office:value="0.78858846709969355" table:style-name="ce39">
            <text:p>78,9%</text:p>
          </table:table-cell>
          <table:table-cell office:value-type="float" office:value="75482" table:style-name="ce38">
            <text:p>75.482</text:p>
          </table:table-cell>
          <table:table-cell office:value-type="percentage" office:value="0.66609601129544649" table:style-name="ce39">
            <text:p>66,6%</text:p>
          </table:table-cell>
          <table:table-cell office:value-type="float" office:value="22454" table:style-name="ce38">
            <text:p>22.454</text:p>
          </table:table-cell>
          <table:table-cell office:value-type="percentage" office:value="0.26494395280235988" table:style-name="ce39">
            <text:p>26,5%</text:p>
          </table:table-cell>
          <table:table-cell office:value-type="float" office:value="806295" table:style-name="ce38">
            <text:p>806.29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4567202657333418" table:style-name="ce39">
            <text:p>84,6%</text:p>
          </table:table-cell>
          <table:table-cell office:value-type="percentage" office:value="0.7578053115310619" table:style-name="ce39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947" table:style-name="ce38">
            <text:p>239.947</text:p>
          </table:table-cell>
          <table:table-cell office:value-type="percentage" office:value="1" table:style-name="ce39">
            <text:p>100,0%</text:p>
          </table:table-cell>
          <table:table-cell office:value-type="float" office:value="289200" table:style-name="ce38">
            <text:p>289.200</text:p>
          </table:table-cell>
          <table:table-cell office:value-type="percentage" office:value="0.99806047721923508" table:style-name="ce39">
            <text:p>99,8%</text:p>
          </table:table-cell>
          <table:table-cell office:value-type="float" office:value="340048" table:style-name="ce38">
            <text:p>340.048</text:p>
          </table:table-cell>
          <table:table-cell office:value-type="percentage" office:value="0.98017162111914036" table:style-name="ce39">
            <text:p>98,0%</text:p>
          </table:table-cell>
          <table:table-cell office:value-type="float" office:value="383655" table:style-name="ce38">
            <text:p>383.655</text:p>
          </table:table-cell>
          <table:table-cell office:value-type="percentage" office:value="0.94522147680769864" table:style-name="ce39">
            <text:p>94,5%</text:p>
          </table:table-cell>
          <table:table-cell office:value-type="float" office:value="394799" table:style-name="ce38">
            <text:p>394.799</text:p>
          </table:table-cell>
          <table:table-cell office:value-type="percentage" office:value="0.89074976140570961" table:style-name="ce39">
            <text:p>89,1%</text:p>
          </table:table-cell>
          <table:table-cell office:value-type="float" office:value="234947" table:style-name="ce38">
            <text:p>234.947</text:p>
          </table:table-cell>
          <table:table-cell office:value-type="percentage" office:value="0.72647244347697026" table:style-name="ce39">
            <text:p>72,6%</text:p>
          </table:table-cell>
          <table:table-cell office:value-type="float" office:value="145884" table:style-name="ce38">
            <text:p>145.884</text:p>
          </table:table-cell>
          <table:table-cell office:value-type="percentage" office:value="0.63158441603421922" table:style-name="ce39">
            <text:p>63,2%</text:p>
          </table:table-cell>
          <table:table-cell office:value-type="float" office:value="43181" table:style-name="ce38">
            <text:p>43.181</text:p>
          </table:table-cell>
          <table:table-cell office:value-type="percentage" office:value="0.2398851155788386" table:style-name="ce39">
            <text:p>24,0%</text:p>
          </table:table-cell>
          <table:table-cell office:value-type="float" office:value="2071661" table:style-name="ce38">
            <text:p>2.071.66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4402669874927527" table:style-name="ce39">
            <text:p>84,4%</text:p>
          </table:table-cell>
          <table:table-cell office:value-type="percentage" office:value="0.76676527924335425" table:style-name="ce39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14" table:style-name="ce38">
            <text:p>23.114</text:p>
          </table:table-cell>
          <table:table-cell office:value-type="percentage" office:value="1" table:style-name="ce39">
            <text:p>100,0%</text:p>
          </table:table-cell>
          <table:table-cell office:value-type="float" office:value="28482" table:style-name="ce38">
            <text:p>28.482</text:p>
          </table:table-cell>
          <table:table-cell office:value-type="percentage" office:value="1" table:style-name="ce39">
            <text:p>100,0%</text:p>
          </table:table-cell>
          <table:table-cell office:value-type="float" office:value="36759" table:style-name="ce38">
            <text:p>36.759</text:p>
          </table:table-cell>
          <table:table-cell office:value-type="percentage" office:value="0.97457447372607242" table:style-name="ce39">
            <text:p>97,5%</text:p>
          </table:table-cell>
          <table:table-cell office:value-type="float" office:value="43942" table:style-name="ce38">
            <text:p>43.942</text:p>
          </table:table-cell>
          <table:table-cell office:value-type="percentage" office:value="0.92191171534071836" table:style-name="ce39">
            <text:p>92,2%</text:p>
          </table:table-cell>
          <table:table-cell office:value-type="float" office:value="45062" table:style-name="ce38">
            <text:p>45.062</text:p>
          </table:table-cell>
          <table:table-cell office:value-type="percentage" office:value="0.85107749258692655" table:style-name="ce39">
            <text:p>85,1%</text:p>
          </table:table-cell>
          <table:table-cell office:value-type="float" office:value="26931" table:style-name="ce38">
            <text:p>26.931</text:p>
          </table:table-cell>
          <table:table-cell office:value-type="percentage" office:value="0.68493603601312347" table:style-name="ce39">
            <text:p>68,5%</text:p>
          </table:table-cell>
          <table:table-cell office:value-type="float" office:value="17864" table:style-name="ce38">
            <text:p>17.864</text:p>
          </table:table-cell>
          <table:table-cell office:value-type="percentage" office:value="0.58651257469301987" table:style-name="ce39">
            <text:p>58,7%</text:p>
          </table:table-cell>
          <table:table-cell office:value-type="float" office:value="7260" table:style-name="ce38">
            <text:p>7.260</text:p>
          </table:table-cell>
          <table:table-cell office:value-type="percentage" office:value="0.28434905216982609" table:style-name="ce39">
            <text:p>28,4%</text:p>
          </table:table-cell>
          <table:table-cell office:value-type="float" office:value="229414" table:style-name="ce38">
            <text:p>229.41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0788111420220443" table:style-name="ce39">
            <text:p>80,8%</text:p>
          </table:table-cell>
          <table:table-cell office:value-type="percentage" office:value="0.71711147370855921" table:style-name="ce39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674" table:style-name="ce38">
            <text:p>369.674</text:p>
          </table:table-cell>
          <table:table-cell office:value-type="percentage" office:value="1" table:style-name="ce39">
            <text:p>100,0%</text:p>
          </table:table-cell>
          <table:table-cell office:value-type="float" office:value="506578" table:style-name="ce38">
            <text:p>506.578</text:p>
          </table:table-cell>
          <table:table-cell office:value-type="percentage" office:value="0.96292776207466146" table:style-name="ce39">
            <text:p>96,3%</text:p>
          </table:table-cell>
          <table:table-cell office:value-type="float" office:value="670858" table:style-name="ce38">
            <text:p>670.858</text:p>
          </table:table-cell>
          <table:table-cell office:value-type="percentage" office:value="0.95384055405553347" table:style-name="ce39">
            <text:p>95,4%</text:p>
          </table:table-cell>
          <table:table-cell office:value-type="float" office:value="914040" table:style-name="ce38">
            <text:p>914.040</text:p>
          </table:table-cell>
          <table:table-cell office:value-type="percentage" office:value="0.93961345952797282" table:style-name="ce39">
            <text:p>94,0%</text:p>
          </table:table-cell>
          <table:table-cell office:value-type="float" office:value="965031" table:style-name="ce38">
            <text:p>965.031</text:p>
          </table:table-cell>
          <table:table-cell office:value-type="percentage" office:value="0.82766295216604868" table:style-name="ce39">
            <text:p>82,8%</text:p>
          </table:table-cell>
          <table:table-cell office:value-type="float" office:value="626348" table:style-name="ce38">
            <text:p>626.348</text:p>
          </table:table-cell>
          <table:table-cell office:value-type="percentage" office:value="0.6595636241101891" table:style-name="ce39">
            <text:p>66,0%</text:p>
          </table:table-cell>
          <table:table-cell office:value-type="float" office:value="439519" table:style-name="ce38">
            <text:p>439.519</text:p>
          </table:table-cell>
          <table:table-cell office:value-type="percentage" office:value="0.59196471261658645" table:style-name="ce39">
            <text:p>59,2%</text:p>
          </table:table-cell>
          <table:table-cell office:value-type="float" office:value="157650" table:style-name="ce38">
            <text:p>157.650</text:p>
          </table:table-cell>
          <table:table-cell office:value-type="percentage" office:value="0.28480223722861137" table:style-name="ce39">
            <text:p>28,5%</text:p>
          </table:table-cell>
          <table:table-cell office:value-type="float" office:value="4649698" table:style-name="ce38">
            <text:p>4.649.69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7780980294707025" table:style-name="ce39">
            <text:p>77,8%</text:p>
          </table:table-cell>
          <table:table-cell office:value-type="percentage" office:value="0.68580749416509534" table:style-name="ce39">
            <text:p>68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98" table:style-name="ce38">
            <text:p>72.598</text:p>
          </table:table-cell>
          <table:table-cell office:value-type="percentage" office:value="1" table:style-name="ce39">
            <text:p>100,0%</text:p>
          </table:table-cell>
          <table:table-cell office:value-type="float" office:value="100242" table:style-name="ce38">
            <text:p>100.242</text:p>
          </table:table-cell>
          <table:table-cell office:value-type="percentage" office:value="0.97417856344570886" table:style-name="ce39">
            <text:p>97,4%</text:p>
          </table:table-cell>
          <table:table-cell office:value-type="float" office:value="140897" table:style-name="ce38">
            <text:p>140.897</text:p>
          </table:table-cell>
          <table:table-cell office:value-type="percentage" office:value="0.95907670734944761" table:style-name="ce39">
            <text:p>95,9%</text:p>
          </table:table-cell>
          <table:table-cell office:value-type="float" office:value="201006" table:style-name="ce38">
            <text:p>201.006</text:p>
          </table:table-cell>
          <table:table-cell office:value-type="percentage" office:value="0.94255730202198296" table:style-name="ce39">
            <text:p>94,3%</text:p>
          </table:table-cell>
          <table:table-cell office:value-type="float" office:value="218499" table:style-name="ce38">
            <text:p>218.499</text:p>
          </table:table-cell>
          <table:table-cell office:value-type="percentage" office:value="0.8597008935421806" table:style-name="ce39">
            <text:p>86,0%</text:p>
          </table:table-cell>
          <table:table-cell office:value-type="float" office:value="146500" table:style-name="ce38">
            <text:p>146.500</text:p>
          </table:table-cell>
          <table:table-cell office:value-type="percentage" office:value="0.70094687636062636" table:style-name="ce39">
            <text:p>70,1%</text:p>
          </table:table-cell>
          <table:table-cell office:value-type="float" office:value="114461" table:style-name="ce38">
            <text:p>114.461</text:p>
          </table:table-cell>
          <table:table-cell office:value-type="percentage" office:value="0.66451279550415676" table:style-name="ce39">
            <text:p>66,5%</text:p>
          </table:table-cell>
          <table:table-cell office:value-type="float" office:value="74360" table:style-name="ce38">
            <text:p>74.360</text:p>
          </table:table-cell>
          <table:table-cell office:value-type="percentage" office:value="0.52405316644819377" table:style-name="ce39">
            <text:p>52,4%</text:p>
          </table:table-cell>
          <table:table-cell office:value-type="float" office:value="1068563" table:style-name="ce38">
            <text:p>1.068.56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1561164977403122" table:style-name="ce39">
            <text:p>81,6%</text:p>
          </table:table-cell>
          <table:table-cell office:value-type="percentage" office:value="0.70707182327753626" table:style-name="ce39">
            <text:p>70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039" table:style-name="ce38">
            <text:p>42.039</text:p>
          </table:table-cell>
          <table:table-cell office:value-type="percentage" office:value="1" table:style-name="ce39">
            <text:p>100,0%</text:p>
          </table:table-cell>
          <table:table-cell office:value-type="float" office:value="55624" table:style-name="ce38">
            <text:p>55.624</text:p>
          </table:table-cell>
          <table:table-cell office:value-type="percentage" office:value="0.99698881560080299" table:style-name="ce39">
            <text:p>99,7%</text:p>
          </table:table-cell>
          <table:table-cell office:value-type="float" office:value="70537" table:style-name="ce38">
            <text:p>70.537</text:p>
          </table:table-cell>
          <table:table-cell office:value-type="percentage" office:value="0.95521640214506254" table:style-name="ce39">
            <text:p>95,5%</text:p>
          </table:table-cell>
          <table:table-cell office:value-type="float" office:value="89725" table:style-name="ce38">
            <text:p>89.725</text:p>
          </table:table-cell>
          <table:table-cell office:value-type="percentage" office:value="0.92792727573582645" table:style-name="ce39">
            <text:p>92,8%</text:p>
          </table:table-cell>
          <table:table-cell office:value-type="float" office:value="91175" table:style-name="ce38">
            <text:p>91.175</text:p>
          </table:table-cell>
          <table:table-cell office:value-type="percentage" office:value="0.84419732967908001" table:style-name="ce39">
            <text:p>84,4%</text:p>
          </table:table-cell>
          <table:table-cell office:value-type="float" office:value="57235" table:style-name="ce38">
            <text:p>57.235</text:p>
          </table:table-cell>
          <table:table-cell office:value-type="percentage" office:value="0.7036426894186204" table:style-name="ce39">
            <text:p>70,4%</text:p>
          </table:table-cell>
          <table:table-cell office:value-type="float" office:value="45296" table:style-name="ce38">
            <text:p>45.296</text:p>
          </table:table-cell>
          <table:table-cell office:value-type="percentage" office:value="0.66487589355174892" table:style-name="ce39">
            <text:p>66,5%</text:p>
          </table:table-cell>
          <table:table-cell office:value-type="float" office:value="22735" table:style-name="ce38">
            <text:p>22.735</text:p>
          </table:table-cell>
          <table:table-cell office:value-type="percentage" office:value="0.4031886216925587" table:style-name="ce39">
            <text:p>40,3%</text:p>
          </table:table-cell>
          <table:table-cell office:value-type="float" office:value="474366" table:style-name="ce38">
            <text:p>474.36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1596755161227064" table:style-name="ce39">
            <text:p>81,6%</text:p>
          </table:table-cell>
          <table:table-cell office:value-type="percentage" office:value="0.71743519707439685" table:style-name="ce39">
            <text:p>71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535" table:style-name="ce38">
            <text:p>161.535</text:p>
          </table:table-cell>
          <table:table-cell office:value-type="percentage" office:value="1.0226970560303894" table:style-name="ce39">
            <text:p>102,3%</text:p>
          </table:table-cell>
          <table:table-cell office:value-type="float" office:value="211700" table:style-name="ce38">
            <text:p>211.700</text:p>
          </table:table-cell>
          <table:table-cell office:value-type="percentage" office:value="0.99351889656984904" table:style-name="ce39">
            <text:p>99,4%</text:p>
          </table:table-cell>
          <table:table-cell office:value-type="float" office:value="271787" table:style-name="ce38">
            <text:p>271.787</text:p>
          </table:table-cell>
          <table:table-cell office:value-type="percentage" office:value="0.97025549855597082" table:style-name="ce39">
            <text:p>97,0%</text:p>
          </table:table-cell>
          <table:table-cell office:value-type="float" office:value="316234" table:style-name="ce38">
            <text:p>316.234</text:p>
          </table:table-cell>
          <table:table-cell office:value-type="percentage" office:value="0.93016292278595314" table:style-name="ce39">
            <text:p>93,0%</text:p>
          </table:table-cell>
          <table:table-cell office:value-type="float" office:value="307970" table:style-name="ce38">
            <text:p>307.970</text:p>
          </table:table-cell>
          <table:table-cell office:value-type="percentage" office:value="0.85043340430173442" table:style-name="ce39">
            <text:p>85,0%</text:p>
          </table:table-cell>
          <table:table-cell office:value-type="float" office:value="172352" table:style-name="ce38">
            <text:p>172.352</text:p>
          </table:table-cell>
          <table:table-cell office:value-type="percentage" office:value="0.66151076789627816" table:style-name="ce39">
            <text:p>66,2%</text:p>
          </table:table-cell>
          <table:table-cell office:value-type="float" office:value="109689" table:style-name="ce38">
            <text:p>109.689</text:p>
          </table:table-cell>
          <table:table-cell office:value-type="percentage" office:value="0.54427044568162197" table:style-name="ce39">
            <text:p>54,4%</text:p>
          </table:table-cell>
          <table:table-cell office:value-type="float" office:value="61675" table:style-name="ce38">
            <text:p>61.675</text:p>
          </table:table-cell>
          <table:table-cell office:value-type="percentage" office:value="0.36579362537513493" table:style-name="ce39">
            <text:p>36,6%</text:p>
          </table:table-cell>
          <table:table-cell office:value-type="float" office:value="1612942" table:style-name="ce38">
            <text:p>1.612.942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1299815569298106" table:style-name="ce39">
            <text:p>81,3%</text:p>
          </table:table-cell>
          <table:table-cell office:value-type="percentage" office:value="0.72638554130053357" table:style-name="ce39">
            <text:p>72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5" table:style-name="ce38">
            <text:p>2.355</text:p>
          </table:table-cell>
          <table:table-cell office:value-type="percentage" office:value="0.90403071017274472" table:style-name="ce39">
            <text:p>90,4%</text:p>
          </table:table-cell>
          <table:table-cell office:value-type="float" office:value="3830" table:style-name="ce38">
            <text:p>3.830</text:p>
          </table:table-cell>
          <table:table-cell office:value-type="percentage" office:value="0.88698471514590083" table:style-name="ce39">
            <text:p>88,7%</text:p>
          </table:table-cell>
          <table:table-cell office:value-type="float" office:value="7320" table:style-name="ce38">
            <text:p>7.320</text:p>
          </table:table-cell>
          <table:table-cell office:value-type="percentage" office:value="0.93165330278732339" table:style-name="ce39">
            <text:p>93,2%</text:p>
          </table:table-cell>
          <table:table-cell office:value-type="float" office:value="10062" table:style-name="ce38">
            <text:p>10.062</text:p>
          </table:table-cell>
          <table:table-cell office:value-type="percentage" office:value="0.87071651090342683" table:style-name="ce39">
            <text:p>87,1%</text:p>
          </table:table-cell>
          <table:table-cell office:value-type="float" office:value="10220" table:style-name="ce38">
            <text:p>10.220</text:p>
          </table:table-cell>
          <table:table-cell office:value-type="percentage" office:value="0.80841638981173869" table:style-name="ce39">
            <text:p>80,8%</text:p>
          </table:table-cell>
          <table:table-cell office:value-type="float" office:value="7867" table:style-name="ce38">
            <text:p>7.867</text:p>
          </table:table-cell>
          <table:table-cell office:value-type="percentage" office:value="0.66142592903985198" table:style-name="ce39">
            <text:p>66,1%</text:p>
          </table:table-cell>
          <table:table-cell office:value-type="float" office:value="7067" table:style-name="ce38">
            <text:p>7.067</text:p>
          </table:table-cell>
          <table:table-cell office:value-type="percentage" office:value="0.64438770858028627" table:style-name="ce39">
            <text:p>64,4%</text:p>
          </table:table-cell>
          <table:table-cell office:value-type="float" office:value="4544" table:style-name="ce38">
            <text:p>4.544</text:p>
          </table:table-cell>
          <table:table-cell office:value-type="percentage" office:value="0.49791803637957482" table:style-name="ce39">
            <text:p>49,8%</text:p>
          </table:table-cell>
          <table:table-cell office:value-type="float" office:value="53265" table:style-name="ce38">
            <text:p>53.265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5058127245825412" table:style-name="ce39">
            <text:p>75,1%</text:p>
          </table:table-cell>
          <table:table-cell office:value-type="percentage" office:value="0.63258592432483784" table:style-name="ce39">
            <text:p>63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8" table:style-name="ce38">
            <text:p>1.948</text:p>
          </table:table-cell>
          <table:table-cell office:value-type="percentage" office:value="0.82928905917411666" table:style-name="ce39">
            <text:p>82,9%</text:p>
          </table:table-cell>
          <table:table-cell office:value-type="float" office:value="3209" table:style-name="ce38">
            <text:p>3.209</text:p>
          </table:table-cell>
          <table:table-cell office:value-type="percentage" office:value="0.85618996798292424" table:style-name="ce39">
            <text:p>85,6%</text:p>
          </table:table-cell>
          <table:table-cell office:value-type="float" office:value="6896" table:style-name="ce38">
            <text:p>6.896</text:p>
          </table:table-cell>
          <table:table-cell office:value-type="percentage" office:value="0.88105276606618121" table:style-name="ce39">
            <text:p>88,1%</text:p>
          </table:table-cell>
          <table:table-cell office:value-type="float" office:value="9280" table:style-name="ce38">
            <text:p>9.280</text:p>
          </table:table-cell>
          <table:table-cell office:value-type="percentage" office:value="0.82131162049738915" table:style-name="ce39">
            <text:p>82,1%</text:p>
          </table:table-cell>
          <table:table-cell office:value-type="float" office:value="9496" table:style-name="ce38">
            <text:p>9.496</text:p>
          </table:table-cell>
          <table:table-cell office:value-type="percentage" office:value="0.79120146642226297" table:style-name="ce39">
            <text:p>79,1%</text:p>
          </table:table-cell>
          <table:table-cell office:value-type="float" office:value="7683" table:style-name="ce38">
            <text:p>7.683</text:p>
          </table:table-cell>
          <table:table-cell office:value-type="percentage" office:value="0.63323168218907111" table:style-name="ce39">
            <text:p>63,3%</text:p>
          </table:table-cell>
          <table:table-cell office:value-type="float" office:value="7064" table:style-name="ce38">
            <text:p>7.064</text:p>
          </table:table-cell>
          <table:table-cell office:value-type="percentage" office:value="0.58891204668611918" table:style-name="ce39">
            <text:p>58,9%</text:p>
          </table:table-cell>
          <table:table-cell office:value-type="float" office:value="5297" table:style-name="ce38">
            <text:p>5.297</text:p>
          </table:table-cell>
          <table:table-cell office:value-type="percentage" office:value="0.55326927094213496" table:style-name="ce39">
            <text:p>55,3%</text:p>
          </table:table-cell>
          <table:table-cell office:value-type="float" office:value="50873" table:style-name="ce38">
            <text:p>50.87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1725858981769985" table:style-name="ce39">
            <text:p>71,7%</text:p>
          </table:table-cell>
          <table:table-cell office:value-type="percentage" office:value="0.58423675869355507" table:style-name="ce39">
            <text:p>58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401" table:style-name="ce38">
            <text:p>3.401</text:p>
          </table:table-cell>
          <table:table-cell office:value-type="string" table:style-name="ce39">
            <text:p>-</text:p>
          </table:table-cell>
          <table:table-cell office:value-type="float" office:value="9040" table:style-name="ce38">
            <text:p>9.040</text:p>
          </table:table-cell>
          <table:table-cell office:value-type="string" table:style-name="ce39">
            <text:p>-</text:p>
          </table:table-cell>
          <table:table-cell office:value-type="float" office:value="20760" table:style-name="ce38">
            <text:p>20.760</text:p>
          </table:table-cell>
          <table:table-cell office:value-type="string" table:style-name="ce39">
            <text:p>-</text:p>
          </table:table-cell>
          <table:table-cell office:value-type="float" office:value="29621" table:style-name="ce38">
            <text:p>29.621</text:p>
          </table:table-cell>
          <table:table-cell office:value-type="string" table:style-name="ce39">
            <text:p>-</text:p>
          </table:table-cell>
          <table:table-cell office:value-type="float" office:value="22163" table:style-name="ce38">
            <text:p>22.163</text:p>
          </table:table-cell>
          <table:table-cell office:value-type="string" table:style-name="ce39">
            <text:p>-</text:p>
          </table:table-cell>
          <table:table-cell office:value-type="float" office:value="849" table:style-name="ce38">
            <text:p>849</text:p>
          </table:table-cell>
          <table:table-cell office:value-type="string" table:style-name="ce39">
            <text:p>-</text:p>
          </table:table-cell>
          <table:table-cell office:value-type="float" office:value="85876" table:style-name="ce38">
            <text:p>85.87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7" table:style-name="ce41">
            <text:p>17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54" table:style-name="ce41">
            <text:p>154</text:p>
          </table:table-cell>
          <table:table-cell office:value-type="string" table:style-name="ce42">
            <text:p>-</text:p>
          </table:table-cell>
          <table:table-cell office:value-type="float" office:value="465" table:style-name="ce41">
            <text:p>465</text:p>
          </table:table-cell>
          <table:table-cell office:value-type="string" table:style-name="ce42">
            <text:p>-</text:p>
          </table:table-cell>
          <table:table-cell office:value-type="float" office:value="870" table:style-name="ce41">
            <text:p>870</text:p>
          </table:table-cell>
          <table:table-cell office:value-type="string" table:style-name="ce42">
            <text:p>-</text:p>
          </table:table-cell>
          <table:table-cell office:value-type="float" office:value="946" table:style-name="ce41">
            <text:p>946</text:p>
          </table:table-cell>
          <table:table-cell office:value-type="string" table:style-name="ce42">
            <text:p>-</text:p>
          </table:table-cell>
          <table:table-cell office:value-type="float" office:value="858" table:style-name="ce41">
            <text:p>858</text:p>
          </table:table-cell>
          <table:table-cell office:value-type="string" table:style-name="ce42">
            <text:p>-</text:p>
          </table:table-cell>
          <table:table-cell office:value-type="float" office:value="78" table:style-name="ce41">
            <text:p>78</text:p>
          </table:table-cell>
          <table:table-cell office:value-type="string" table:style-name="ce42">
            <text:p>-</text:p>
          </table:table-cell>
          <table:table-cell office:value-type="float" office:value="3408" table:style-name="ce41">
            <text:p>3.40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9871" table:style-name="ce45">
            <text:p>2.889.871</text:p>
          </table:table-cell>
          <table:table-cell office:value-type="percentage" office:value="1" table:style-name="ce46">
            <text:p>100,0%</text:p>
          </table:table-cell>
          <table:table-cell office:value-type="float" office:value="3900157" table:style-name="ce45">
            <text:p>3.900.157</text:p>
          </table:table-cell>
          <table:table-cell office:value-type="percentage" office:value="0.98487693952972755" table:style-name="ce46">
            <text:p>98,5%</text:p>
          </table:table-cell>
          <table:table-cell office:value-type="float" office:value="5111160" table:style-name="ce45">
            <text:p>5.111.160</text:p>
          </table:table-cell>
          <table:table-cell office:value-type="percentage" office:value="0.95768660438682063" table:style-name="ce46">
            <text:p>95,8%</text:p>
          </table:table-cell>
          <table:table-cell office:value-type="float" office:value="6483442" table:style-name="ce45">
            <text:p>6.483.442</text:p>
          </table:table-cell>
          <table:table-cell office:value-type="percentage" office:value="0.92181998053262582" table:style-name="ce46">
            <text:p>92,2%</text:p>
          </table:table-cell>
          <table:table-cell office:value-type="float" office:value="6624931" table:style-name="ce45">
            <text:p>6.624.931</text:p>
          </table:table-cell>
          <table:table-cell office:value-type="percentage" office:value="0.83947691110334777" table:style-name="ce46">
            <text:p>83,9%</text:p>
          </table:table-cell>
          <table:table-cell office:value-type="float" office:value="4279098" table:style-name="ce45">
            <text:p>4.279.098</text:p>
          </table:table-cell>
          <table:table-cell office:value-type="percentage" office:value="0.68680918393240376" table:style-name="ce46">
            <text:p>68,7%</text:p>
          </table:table-cell>
          <table:table-cell office:value-type="float" office:value="3117894" table:style-name="ce45">
            <text:p>3.117.894</text:p>
          </table:table-cell>
          <table:table-cell office:value-type="percentage" office:value="0.63056036435412888" table:style-name="ce46">
            <text:p>63,1%</text:p>
          </table:table-cell>
          <table:table-cell office:value-type="float" office:value="1533500" table:style-name="ce45">
            <text:p>1.533.500</text:p>
          </table:table-cell>
          <table:table-cell office:value-type="percentage" office:value="0.39434914518683173" table:style-name="ce46">
            <text:p>39,4%</text:p>
          </table:table-cell>
          <table:table-cell office:value-type="float" office:value="33940053" table:style-name="ce45">
            <text:p>33.940.05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0579754043149321" table:style-name="ce46">
            <text:p>80,6%</text:p>
          </table:table-cell>
          <table:table-cell office:value-type="percentage" office:value="0.71526837432333856" table:style-name="ce46">
            <text:p>71,5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9-03T12:18:20Z</meta:creation-date>
    <dc:date>2021-09-03T12:19:11Z</dc:date>
  </office:meta>
</office:document-meta>
</file>